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4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6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7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1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39e0" style:text-blinking="false" fo:background-color="transparent" style:font-size-asian="12pt" style:font-size-complex="12p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21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49a9" style:text-blinking="false" fo:background-color="transparent" style:font-size-asian="12pt" style:font-size-complex="12pt"/>
    </style:style>
    <style:style style:name="P2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2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28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2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3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3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d6e8" style:text-blinking="false" fo:background-color="transparent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36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3ea26c" style:text-blinking="false" fo:background-color="transparent" style:font-size-asian="12pt" style:font-size-complex="12pt"/>
    </style:style>
    <style:style style:name="P41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b5bc" style:text-blinking="false" fo:background-color="transparent" style:font-size-asian="12pt" style:font-size-complex="12pt"/>
    </style:style>
    <style:style style:name="P4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4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4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50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b5bc" style:text-blinking="false" fo:background-color="transparent" style:font-size-asian="12pt" style:font-size-complex="12pt"/>
    </style:style>
    <style:style style:name="P5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56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5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61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b5bc" style:text-blinking="false" fo:background-color="transparent" style:font-size-asian="12pt" style:font-size-complex="12pt"/>
    </style:style>
    <style:style style:name="P6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67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6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6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72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7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4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7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2e49a9" style:text-blinking="false" fo:background-color="transparent" style:font-size-asian="12pt" style:font-size-complex="12pt"/>
    </style:style>
    <style:style style:name="P76" style:family="paragraph" style:parent-style-name="Table_20_Contents" style:list-style-name="L7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4542c3" officeooo:paragraph-rsid="004542c3" style:text-blinking="false" fo:background-color="transparent" style:font-size-asian="12pt" style:font-size-complex="12p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1a03f" style:text-blinking="false" fo:background-color="transparent" style:font-size-asian="12pt" style:font-size-complex="12pt"/>
    </style:style>
    <style:style style:name="P8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14ea8" style:text-blinking="false" fo:background-color="transparent" style:font-size-asian="12pt" style:font-size-complex="12pt"/>
    </style:style>
    <style:style style:name="P81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14ea8" style:text-blinking="false" fo:background-color="transparent" style:font-size-asian="12pt" style:font-size-complex="12pt"/>
    </style:style>
    <style:style style:name="P82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8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4542c3" officeooo:paragraph-rsid="004542c3" fo:background-color="transparent" style:font-size-asian="12pt" style:font-size-complex="12pt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86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87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8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90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1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92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96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172527" fo:background-color="transparent" style:font-size-asian="12pt" style:font-size-complex="12pt"/>
    </style:style>
    <style:style style:name="P9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9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7577" officeooo:paragraph-rsid="00397577" style:text-blinking="false" fo:background-color="transparent" style:font-size-asian="12pt" style:font-size-complex="12pt"/>
    </style:style>
    <style:style style:name="P10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7577" style:text-blinking="false" fo:background-color="transparent" style:font-size-asian="12pt" style:font-size-complex="12pt"/>
    </style:style>
    <style:style style:name="P102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0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0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07" style:family="paragraph" style:parent-style-name="Standard">
      <style:paragraph-properties fo:break-before="page"/>
      <style:text-properties style:font-name="Cantarell" fo:font-size="12pt" officeooo:paragraph-rsid="001c4292" fo:background-color="transparent" style:font-size-asian="12pt" style:font-size-complex="12pt"/>
    </style:style>
    <style:style style:name="P10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officeooo:paragraph-rsid="003991f4" style:text-blinking="false" fo:background-color="transparent" style:font-size-asian="12pt" style:font-size-complex="12pt"/>
    </style:style>
    <style:style style:name="P11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91f4" style:text-blinking="false" fo:background-color="transparent" style:font-size-asian="12pt" style:font-size-complex="12pt"/>
    </style:style>
    <style:style style:name="P111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1c4292"/>
    </style:style>
    <style:style style:name="P11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13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114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11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117" style:family="paragraph" style:parent-style-name="Standard">
      <style:paragraph-properties fo:break-before="page"/>
      <style:text-properties style:font-name="Cantarell" fo:font-size="12pt" officeooo:paragraph-rsid="001ba3a9" fo:background-color="transparent" style:font-size-asian="12pt" style:font-size-complex="12pt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0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1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b5bc" style:text-blinking="false" fo:background-color="transparent" style:font-size-asian="12pt" style:font-size-complex="12pt"/>
    </style:style>
    <style:style style:name="P122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3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124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2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8" style:family="paragraph" style:parent-style-name="Standard">
      <style:paragraph-properties fo:break-before="page"/>
      <style:text-properties style:font-name="Cantarell" fo:font-size="12pt" officeooo:paragraph-rsid="001e4947" fo:background-color="transparent" style:font-size-asian="12pt" style:font-size-complex="12pt"/>
    </style:style>
    <style:style style:name="P12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31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2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b5bc" style:text-blinking="false" fo:background-color="transparent" style:font-size-asian="12pt" style:font-size-complex="12pt"/>
    </style:style>
    <style:style style:name="P133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4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5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22c98" style:text-blinking="false" fo:background-color="transparent" style:font-size-asian="12pt" style:font-size-complex="12pt"/>
    </style:style>
    <style:style style:name="P136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3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40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1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b5bc" style:text-blinking="false" fo:background-color="transparent" style:font-size-asian="12pt" style:font-size-complex="12pt"/>
    </style:style>
    <style:style style:name="P142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43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44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5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6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4542c3" officeooo:paragraph-rsid="00462a38" style:text-blinking="false" fo:background-color="transparent" style:font-size-asian="12pt" style:font-size-complex="12pt"/>
    </style:style>
    <style:style style:name="P147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462a38" style:text-blinking="false" fo:background-color="transparent" style:font-size-asian="12pt" style:font-size-complex="12pt"/>
    </style:style>
    <style:style style:name="P148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462a38" style:text-blinking="false" fo:background-color="transparent" style:font-size-asian="12pt" style:font-size-complex="12pt"/>
    </style:style>
    <style:style style:name="P149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462a38" style:text-blinking="false" fo:background-color="transparent" style:font-size-asian="12pt" style:font-size-complex="12pt"/>
    </style:style>
    <style:style style:name="P15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462a38" style:text-blinking="false" fo:background-color="transparent" style:font-size-asian="12pt" style:font-size-complex="12pt"/>
    </style:style>
    <style:style style:name="P15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462a38" officeooo:paragraph-rsid="00462a38" fo:background-color="transparent" style:font-size-asian="12pt" style:font-size-complex="12pt"/>
    </style:style>
    <style:style style:name="P152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202ee6" officeooo:paragraph-rsid="00202ee6" fo:background-color="transparent" style:font-size-asian="24pt" style:font-weight-asian="bold" style:font-size-complex="24pt" style:font-weight-complex="bold"/>
    </style:style>
    <style:style style:name="P153" style:family="paragraph" style:parent-style-name="Standard">
      <style:text-properties style:font-name="Cantarell" fo:font-size="12pt" officeooo:rsid="00155094" officeooo:paragraph-rsid="00202ee6" fo:background-color="transparent" style:font-size-asian="12pt" style:font-size-complex="12pt"/>
    </style:style>
    <style:style style:name="P15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56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7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04f74"/>
    </style:style>
    <style:style style:name="P158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59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60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cc679" officeooo:paragraph-rsid="00202ee6" style:text-blinking="false" fo:background-color="transparent" style:font-size-asian="12pt" style:font-size-complex="12pt"/>
    </style:style>
    <style:style style:name="P16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6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3d5a4" style:text-blinking="false" fo:background-color="transparent" style:font-size-asian="12pt" style:font-size-complex="12pt"/>
    </style:style>
    <style:style style:name="P16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6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40d9ae" fo:background-color="transparent"/>
    </style:style>
    <style:style style:name="P165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66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9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0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5c31e" officeooo:paragraph-rsid="0035c31e" style:text-blinking="false" fo:background-color="transparent" style:font-size-asian="12pt" style:font-size-complex="12pt"/>
    </style:style>
    <style:style style:name="P171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72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40d9ae" style:text-blinking="false" fo:background-color="transparent" style:font-size-asian="12pt" style:font-size-complex="12pt"/>
    </style:style>
    <style:style style:name="P17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3e89c3" style:text-blinking="false" fo:background-color="transparent" style:font-size-asian="12pt" style:font-size-complex="12pt"/>
    </style:style>
    <style:style style:name="P17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76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77" style:family="paragraph" style:parent-style-name="Standard">
      <style:paragraph-properties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78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9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80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8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82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83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8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85" style:family="paragraph" style:parent-style-name="Standard">
      <style:paragraph-properties fo:break-before="page"/>
      <style:text-properties style:font-name="Cantarell" fo:font-size="12pt" officeooo:paragraph-rsid="0026ee28" fo:background-color="transparent" style:font-size-asian="12pt" style:font-size-complex="12pt"/>
    </style:style>
    <style:style style:name="P18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8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3ea26c" style:text-blinking="false" fo:background-color="transparent" style:font-size-asian="12pt" style:font-size-complex="12pt"/>
    </style:style>
    <style:style style:name="P189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0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fc9c" style:text-blinking="false" fo:background-color="transparent" style:font-size-asian="12pt" style:font-size-complex="12pt"/>
    </style:style>
    <style:style style:name="P191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93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94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98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9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fc9c" style:text-blinking="false" fo:background-color="transparent" style:font-size-asian="12pt" style:font-size-complex="12pt"/>
    </style:style>
    <style:style style:name="P200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201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02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3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04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06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fc9c" style:text-blinking="false" fo:background-color="transparent" style:font-size-asian="12pt" style:font-size-complex="12pt"/>
    </style:style>
    <style:style style:name="P208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209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0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11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12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4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15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fc9c" style:text-blinking="false" fo:background-color="transparent" style:font-size-asian="12pt" style:font-size-complex="12pt"/>
    </style:style>
    <style:style style:name="P216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7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8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19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20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21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22" style:family="paragraph" style:parent-style-name="Standard">
      <style:paragraph-properties fo:break-before="page"/>
      <style:text-properties style:font-name="Cantarell" fo:font-size="12pt" officeooo:paragraph-rsid="00284576" fo:background-color="transparent" style:font-size-asian="12pt" style:font-size-complex="12pt"/>
    </style:style>
    <style:style style:name="P2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24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25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fc9c" style:text-blinking="false" fo:background-color="transparent" style:font-size-asian="12pt" style:font-size-complex="12pt"/>
    </style:style>
    <style:style style:name="P226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27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228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29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3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3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32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33" style:family="paragraph" style:parent-style-name="Standard">
      <style:paragraph-properties fo:break-before="page"/>
      <style:text-properties style:font-name="Cantarell" fo:font-size="12pt" officeooo:paragraph-rsid="00293f99" fo:background-color="transparent" style:font-size-asian="12pt" style:font-size-complex="12pt"/>
    </style:style>
    <style:style style:name="P2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36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7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fc9c" style:text-blinking="false" fo:background-color="transparent" style:font-size-asian="12pt" style:font-size-complex="12pt"/>
    </style:style>
    <style:style style:name="P238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9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40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93f99"/>
    </style:style>
    <style:style style:name="P241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4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4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4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45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46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fc9c" style:text-blinking="false" fo:background-color="transparent" style:font-size-asian="12pt" style:font-size-complex="12pt"/>
    </style:style>
    <style:style style:name="P247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48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49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50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51" style:family="paragraph" style:parent-style-name="Standard">
      <style:paragraph-properties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25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5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54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55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fc9c" style:text-blinking="false" fo:background-color="transparent" style:font-size-asian="12pt" style:font-size-complex="12pt"/>
    </style:style>
    <style:style style:name="P256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57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58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59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6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62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63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64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47fc9c" style:text-blinking="false" fo:background-color="transparent" style:font-size-asian="12pt" style:font-size-complex="12pt"/>
    </style:style>
    <style:style style:name="P265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66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67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68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T1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officeooo:rsid="00303850"/>
    </style:style>
    <style:style style:name="T3" style:family="text">
      <style:text-properties officeooo:rsid="003013a3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5" style:family="text">
      <style:text-properties officeooo:rsid="0007fc53"/>
    </style:style>
    <style:style style:name="T6" style:family="text">
      <style:text-properties officeooo:rsid="000847a5"/>
    </style:style>
    <style:style style:name="T7" style:family="text">
      <style:text-properties officeooo:rsid="003ea26c"/>
    </style:style>
    <style:style style:name="T8" style:family="text">
      <style:text-properties officeooo:rsid="002e49a9"/>
    </style:style>
    <style:style style:name="T9" style:family="text">
      <style:text-properties officeooo:rsid="00100217"/>
    </style:style>
    <style:style style:name="T10" style:family="text">
      <style:text-properties officeooo:rsid="0008d6e8"/>
    </style:style>
    <style:style style:name="T11" style:family="text">
      <style:text-properties officeooo:rsid="0036d582"/>
    </style:style>
    <style:style style:name="T12" style:family="text">
      <style:text-properties officeooo:rsid="000ace58"/>
    </style:style>
    <style:style style:name="T13" style:family="text">
      <style:text-properties officeooo:rsid="000cbe71"/>
    </style:style>
    <style:style style:name="T14" style:family="text">
      <style:text-properties officeooo:rsid="000eb539"/>
    </style:style>
    <style:style style:name="T15" style:family="text">
      <style:text-properties officeooo:rsid="0011a03f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18" style:family="text">
      <style:text-properties officeooo:rsid="001d3120"/>
    </style:style>
    <style:style style:name="T19" style:family="text">
      <style:text-properties officeooo:rsid="004542c3"/>
    </style:style>
    <style:style style:name="T20" style:family="text">
      <style:text-properties officeooo:rsid="00190017"/>
    </style:style>
    <style:style style:name="T21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22" style:family="text">
      <style:text-properties style:font-size-asian="12pt" style:font-size-complex="12pt"/>
    </style:style>
    <style:style style:name="T23" style:family="text">
      <style:text-properties fo:font-family="'Droid Sans Mono', monospace, monospace" fo:font-size="10.5pt"/>
    </style:style>
    <style:style style:name="T24" style:family="text">
      <style:text-properties officeooo:rsid="001c4292"/>
    </style:style>
    <style:style style:name="T25" style:family="text">
      <style:text-properties officeooo:rsid="00397577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c4292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31" style:family="text">
      <style:text-properties officeooo:rsid="001ba3a9"/>
    </style:style>
    <style:style style:name="T32" style:family="text">
      <style:text-properties officeooo:rsid="001e4947"/>
    </style:style>
    <style:style style:name="T33" style:family="text">
      <style:text-properties officeooo:rsid="00204f74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37" style:family="text">
      <style:text-properties fo:font-family="'Droid Sans Mono', monospace, monospace" fo:font-size="10.5pt" officeooo:rsid="00238a55"/>
    </style:style>
    <style:style style:name="T38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 style:font-size-asian="12pt" style:font-size-complex="12pt"/>
    </style:style>
    <style:style style:name="T39" style:family="text">
      <style:text-properties fo:font-family="'Droid Sans Mono', monospace, monospace" fo:font-size="10.5pt" officeooo:rsid="0045032c"/>
    </style:style>
    <style:style style:name="T40" style:family="text">
      <style:text-properties officeooo:rsid="0039d5f2"/>
    </style:style>
    <style:style style:name="T41" style:family="text">
      <style:text-properties style:use-window-font-color="true" loext:opacity="0%" fo:font-family="'Droid Sans Mono', monospace, monospace" fo:font-size="10.5pt" officeooo:rsid="0040d9ae"/>
    </style:style>
    <style:style style:name="T42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43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/>
    </style:style>
    <style:style style:name="T44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5032c" style:text-blinking="false"/>
    </style:style>
    <style:style style:name="T45" style:family="text">
      <style:text-properties officeooo:rsid="0026ee28"/>
    </style:style>
    <style:style style:name="T46" style:family="text">
      <style:text-properties officeooo:rsid="00284576"/>
    </style:style>
    <style:style style:name="T47" style:family="text">
      <style:text-properties officeooo:rsid="00293f99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style:text-blinking="false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style:text-blinking="false" fo:background-color="transparent" loext:char-shading-value="0" style:font-size-asian="12pt" style:font-size-complex="12pt"/>
    </style:style>
    <style:style style:name="T50" style:family="text">
      <style:text-properties fo:color="#000000" loext:opacity="100%" officeooo:rsid="00293f99"/>
    </style:style>
    <style:style style:name="T51" style:family="text">
      <style:text-properties officeooo:rsid="003fe166"/>
    </style:style>
    <style:style style:name="T52" style:family="text">
      <style:text-properties officeooo:rsid="002af585"/>
    </style:style>
    <style:style style:name="T53" style:family="text">
      <style:text-properties fo:color="#000000" loext:opacity="100%" officeooo:rsid="002af585"/>
    </style:style>
    <style:style style:name="T54" style:family="text">
      <style:text-properties fo:color="#000000" loext:opacity="100%" officeooo:rsid="003fe166"/>
    </style:style>
    <text:list-style style:name="L1">
      <text:list-level-style-number text:level="1" loext:num-list-format=" %1% " style:num-prefix=" " style:num-suffix=" " style:num-format="1">
        <style:list-level-properties text:space-before="0.752cm" text:min-label-width="0.499cm"/>
      </text:list-level-style-number>
      <text:list-level-style-number text:level="2" loext:num-list-format=" %1%.%2% " style:num-prefix=" " style:num-suffix=" " style:num-format="1" text:display-levels="2">
        <style:list-level-properties text:space-before="2.002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3.253cm" text:min-label-width="0.499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4.503cm" text:min-label-width="0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5.754cm" text:min-label-width="0.499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7.005cm" text:min-label-width="0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8.255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9.506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10.756cm" text:min-label-width="0.499cm"/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space-before="12.007cm" text:min-label-width="0.499cm"/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44289e-7fff-f5e7-ae53-7aa904d060b0"/><text:span text:style-name="T1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">Sistema: sistema de prestamos</text:p>
          </table:table-cell>
          <table:table-cell table:style-name="Table1.A1" table:number-columns-spanned="4" office:value-type="string">
            <text:p text:style-name="P2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3" office:value-type="string">
            <text:p text:style-name="P2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2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Actor: usuario</text:p>
          </table:table-cell>
          <table:covered-table-cell/>
          <table:table-cell table:style-name="Table1.A1" table:number-columns-spanned="4" office:value-type="string">
            <text:p text:style-name="P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scripción:</text:p>
            <text:p text:style-name="P2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re-condiciones:</text:p>
            <text:p text:style-name="P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ost-condiciones: </text:p>
            <text:p text:style-name="P2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Pasos realizados  (ruta principal):</text:p>
            <text:list text:style-name="L1">
              <text:list-item>
                <text:p text:style-name="P4">apartado prestatario</text:p>
              </text:list-item>
              <text:list-item>
                <text:p text:style-name="P4">presionar alta prestatario</text:p>
              </text:list-item>
              <text:list-item>
                <text:p text:style-name="P4">sistema muestra el formulario</text:p>
              </text:list-item>
              <text:list-item>
                <text:p text:style-name="P4">completar formulario</text:p>
              </text:list-item>
              <text:list-item>
                <text:p text:style-name="P4">confirmar formulario</text:p>
              </text:list-item>
              <text:list-item>
                <text:p text:style-name="P4">valida<text:span text:style-name="T2">r</text:span> datos</text:p>
                <text:list>
                  <text:list-item>
                    <text:p text:style-name="P5">datos inválidos</text:p>
                  </text:list-item>
                  <text:list-item>
                    <text:p text:style-name="P5">informa<text:span text:style-name="T3">r</text:span> error</text:p>
                  </text:list-item>
                  <text:list-item>
                    <text:p text:style-name="P6">volver al formulario</text:p>
                  </text:list-item>
                </text:list>
              </text:list-item>
              <text:list-item>
                <text:p text:style-name="P7">alt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8">Información para los pasos:</text:p>
            <text:p text:style-name="P9"><text:span text:style-name="T4">4.</text:span>nombre<text:span text:style-name="T4">, </text:span>apellido<text:span text:style-name="T4">, </text:span>dni<text:span text:style-name="T4">, </text:span>direccion<text:span text:style-name="T4">, </text:span>telefono<text:span text:style-name="T4">, </text:span>email<text:span text:style-name="T4">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line-break/></text:p>
      <text:p text:style-name="P11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2">Sistema: sistema de prestamos</text:p>
          </table:table-cell>
          <table:table-cell table:style-name="Table2.A1" table:number-columns-spanned="4" office:value-type="string">
            <text:p text:style-name="P12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3"/>
          </table:table-cell>
        </table:table-row>
        <table:table-row>
          <table:table-cell table:style-name="Table2.A1" table:number-columns-spanned="3" office:value-type="string">
            <text:p text:style-name="P12">Nombre caso de uso: <text:span text:style-name="T5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2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2">Actor: usuario</text:p>
          </table:table-cell>
          <table:covered-table-cell/>
          <table:table-cell table:style-name="Table2.A1" table:number-columns-spanned="4" office:value-type="string">
            <text:p text:style-name="P1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Descripción:</text:p>
            <text:p text:style-name="P12"><text:span text:style-name="T6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re-condiciones:</text:p>
            <text:p text:style-name="P12">estar logueado como usuario</text:p>
            <text:p text:style-name="P14">prestatario existente <text:span text:style-name="T7">en la base de datos</text:span></text:p>
            <text:p text:style-name="P14"><text:span text:style-name="T8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ost-condiciones: </text:p>
            <text:p text:style-name="P12">se da de <text:span text:style-name="T9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2">Pasos realizados  (ruta principal):</text:p>
            <text:list text:style-name="L2">
              <text:list-item>
                <text:p text:style-name="P15">apartado prestatario</text:p>
              </text:list-item>
              <text:list-item>
                <text:p text:style-name="P15">presionar listar prestatario</text:p>
              </text:list-item>
              <text:list-item>
                <text:p text:style-name="P16">recuperar prestatarios</text:p>
                <text:list>
                  <text:list-item>
                    <text:p text:style-name="P17">lista vacia</text:p>
                  </text:list-item>
                  <text:list-item>
                    <text:p text:style-name="P17">informar lista vacia</text:p>
                  </text:list-item>
                </text:list>
              </text:list-item>
              <text:list-item>
                <text:p text:style-name="P15">sistema muestra listado de prestatarios</text:p>
              </text:list-item>
              <text:list-item>
                <text:p text:style-name="P15">presionar botón baja de un prestatario</text:p>
              </text:list-item>
              <text:list-item>
                <text:p text:style-name="P15">validar que no haya prestamos asociados</text:p>
                <text:list>
                  <text:list-item>
                    <text:p text:style-name="P18">existen prestamos asocidados</text:p>
                  </text:list-item>
                  <text:list-item>
                    <text:p text:style-name="P18">informar error</text:p>
                  </text:list-item>
                </text:list>
              </text:list-item>
              <text:list-item>
                <text:p text:style-name="P15">baja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19">Información para los pasos:</text:p>
            <text:p text:style-name="P9"><text:span text:style-name="T4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1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2">Sistema: sistema de prestamos</text:p>
          </table:table-cell>
          <table:table-cell table:style-name="Table3.A1" table:number-columns-spanned="4" office:value-type="string">
            <text:p text:style-name="P22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3"/>
          </table:table-cell>
        </table:table-row>
        <table:table-row>
          <table:table-cell table:style-name="Table3.A1" table:number-columns-spanned="3" office:value-type="string">
            <text:p text:style-name="P22">Nombre caso de uso: <text:span text:style-name="T10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22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22">Actor: usuario</text:p>
          </table:table-cell>
          <table:covered-table-cell/>
          <table:table-cell table:style-name="Table3.A1" table:number-columns-spanned="4" office:value-type="string">
            <text:p text:style-name="P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Descripción:</text:p>
            <text:p text:style-name="P22"><text:span text:style-name="T10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re-condiciones:</text:p>
            <text:p text:style-name="P22">estar logueado como usuario</text:p>
            <text:p text:style-name="P24">prestatario existente<text:span text:style-name="T8"> 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ost-condiciones: </text:p>
            <text:p text:style-name="P22">se <text:span text:style-name="T9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22">Pasos realizados  (ruta principal):</text:p>
            <text:list text:style-name="L3">
              <text:list-item>
                <text:p text:style-name="P25">apartado prestatario</text:p>
              </text:list-item>
              <text:list-item>
                <text:p text:style-name="P25">presionar <text:span text:style-name="T5">listar</text:span> prestatario<text:span text:style-name="T11">s</text:span></text:p>
              </text:list-item>
              <text:list-item>
                <text:p text:style-name="P26">recuperar prestatarios</text:p>
                <text:list>
                  <text:list-item>
                    <text:p text:style-name="P27">lista vacia</text:p>
                  </text:list-item>
                  <text:list-item>
                    <text:p text:style-name="P27">inforamar lista vacia</text:p>
                  </text:list-item>
                </text:list>
              </text:list-item>
              <text:list-item>
                <text:p text:style-name="P25">sistema muestra <text:span text:style-name="T5">listado de prestatarios</text:span></text:p>
              </text:list-item>
              <text:list-item>
                <text:p text:style-name="P28">presionar botón <text:span text:style-name="T10">modificar</text:span> de un prestatario</text:p>
              </text:list-item>
              <text:list-item>
                <text:p text:style-name="P29">recuperar datos del prestatario</text:p>
              </text:list-item>
              <text:list-item>
                <text:p text:style-name="P30">mostrar formulario de modificación <text:span text:style-name="T12">con los datos</text:span></text:p>
              </text:list-item>
              <text:list-item>
                <text:p text:style-name="P30"><text:span text:style-name="T12">modificar</text:span> formulario</text:p>
              </text:list-item>
              <text:list-item>
                <text:p text:style-name="P30">confirmar formulario</text:p>
              </text:list-item>
              <text:list-item>
                <text:p text:style-name="P31">validar datos</text:p>
                <text:list>
                  <text:list-item>
                    <text:p text:style-name="P31">datos invalidos</text:p>
                  </text:list-item>
                  <text:list-item>
                    <text:p text:style-name="P31">infromar error</text:p>
                  </text:list-item>
                  <text:list-item>
                    <text:p text:style-name="P31">volver al formulario</text:p>
                  </text:list-item>
                </text:list>
              </text:list-item>
              <text:list-item>
                <text:p text:style-name="P32"><text:span text:style-name="T10">modificar </text:span><text:span text:style-name="T12">prestatario</text:span>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33">Información para los pasos:</text:p>
            <text:p text:style-name="P34">8.nombre, apellido, dni, direccion, telefono, email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line-break/></text:p>
      <text:p text:style-name="P36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37">Sistema: sistema de prestamos</text:p>
          </table:table-cell>
          <table:table-cell table:style-name="Table4.A1" table:number-columns-spanned="4" office:value-type="string">
            <text:p text:style-name="P37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38"/>
          </table:table-cell>
        </table:table-row>
        <table:table-row>
          <table:table-cell table:style-name="Table4.A1" table:number-columns-spanned="3" office:value-type="string">
            <text:p text:style-name="P37">Nombre caso de uso: <text:span text:style-name="T13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37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37">Actor: usuario</text:p>
          </table:table-cell>
          <table:covered-table-cell/>
          <table:table-cell table:style-name="Table4.A1" table:number-columns-spanned="4" office:value-type="string">
            <text:p text:style-name="P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Descripción:</text:p>
            <text:p text:style-name="P39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re-condiciones:</text:p>
            <text:p text:style-name="P37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ost-condiciones: </text:p>
            <text:p text:style-name="P37">se <text:span text:style-name="T9">muestra lista de </text:span>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37">Pasos realizados  (ruta principal):</text:p>
            <text:list text:style-name="L4">
              <text:list-item>
                <text:p text:style-name="P41">apartado prestatario</text:p>
              </text:list-item>
              <text:list-item>
                <text:p text:style-name="P42">entrar al apartado buscar</text:p>
              </text:list-item>
              <text:list-item>
                <text:p text:style-name="P41">presionar <text:span text:style-name="T5">listar</text:span> prestatario <text:span text:style-name="T13">por id</text:span></text:p>
              </text:list-item>
              <text:list-item>
                <text:p text:style-name="P43">ingresar id</text:p>
              </text:list-item>
              <text:list-item>
                <text:p text:style-name="P44">confirmar formulario</text:p>
              </text:list-item>
              <text:list-item>
                <text:p text:style-name="P45">validar datos</text:p>
                <text:list>
                  <text:list-item>
                    <text:p text:style-name="P45">datos invalidos</text:p>
                  </text:list-item>
                  <text:list-item>
                    <text:p text:style-name="P45">informar error</text:p>
                  </text:list-item>
                  <text:list-item>
                    <text:p text:style-name="P45">volver al formulario</text:p>
                  </text:list-item>
                </text:list>
              </text:list-item>
              <text:list-item>
                <text:p text:style-name="P43">recuperar listado de prestatario que coincida</text:p>
                <text:list>
                  <text:list-item>
                    <text:p text:style-name="P46">li<text:span text:style-name="T2">s</text:span>ta vacia</text:p>
                  </text:list-item>
                  <text:list-item>
                    <text:p text:style-name="P46">informar lista vacia</text:p>
                  </text:list-item>
                </text:list>
              </text:list-item>
              <text:list-item>
                <text:p text:style-name="P4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47">Información para los pasos:</text:p>
            <text:p text:style-name="P48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9"/>
      <text:p text:style-name="P50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51">Sistema: sistema de prestamos</text:p>
          </table:table-cell>
          <table:table-cell table:style-name="Table5.A1" table:number-columns-spanned="4" office:value-type="string">
            <text:p text:style-name="P51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52"/>
          </table:table-cell>
        </table:table-row>
        <table:table-row>
          <table:table-cell table:style-name="Table5.A1" table:number-columns-spanned="3" office:value-type="string">
            <text:p text:style-name="P51">Nombre caso de uso: <text:span text:style-name="T13">listar prestatario por </text:span><text:span text:style-name="T14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51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51">Actor: usuario</text:p>
          </table:table-cell>
          <table:covered-table-cell/>
          <table:table-cell table:style-name="Table5.A1" table:number-columns-spanned="4" office:value-type="string">
            <text:p text:style-name="P5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1">Descripción:</text:p>
            <text:p text:style-name="P51"><text:span text:style-name="T13">listar prestatario por </text:span><text:span text:style-name="T14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1">Pre-condiciones:</text:p>
            <text:p text:style-name="P51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1">Post-condiciones: </text:p>
            <text:p text:style-name="P51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51">Pasos realizados  (ruta principal):</text:p>
            <text:list text:style-name="L5">
              <text:list-item>
                <text:p text:style-name="P53">apartado prestatario</text:p>
              </text:list-item>
              <text:list-item>
                <text:p text:style-name="P54">entrar al apartado buscar</text:p>
              </text:list-item>
              <text:list-item>
                <text:p text:style-name="P53">presionar <text:span text:style-name="T5">listar</text:span> prestatario <text:span text:style-name="T13">por </text:span><text:span text:style-name="T15">dni</text:span></text:p>
              </text:list-item>
              <text:list-item>
                <text:p text:style-name="P55">ingresar <text:span text:style-name="T14">dni</text:span></text:p>
              </text:list-item>
              <text:list-item>
                <text:p text:style-name="P56">confirmar formulario</text:p>
              </text:list-item>
              <text:list-item>
                <text:p text:style-name="P57">validar datos</text:p>
                <text:list>
                  <text:list-item>
                    <text:p text:style-name="P57">datos invalidos</text:p>
                  </text:list-item>
                  <text:list-item>
                    <text:p text:style-name="P57">informar error</text:p>
                  </text:list-item>
                  <text:list-item>
                    <text:p text:style-name="P57">volver al formulario</text:p>
                  </text:list-item>
                </text:list>
              </text:list-item>
              <text:list-item>
                <text:p text:style-name="P55">recuperar listado de prestatario que coincida</text:p>
                <text:list>
                  <text:list-item>
                    <text:p text:style-name="P57">lista vacia</text:p>
                  </text:list-item>
                  <text:list-item>
                    <text:p text:style-name="P57">informar lista vacia</text:p>
                  </text:list-item>
                </text:list>
              </text:list-item>
              <text:list-item>
                <text:p text:style-name="P5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58">Información para los pasos:</text:p>
            <text:p text:style-name="P59"><text:span text:style-name="T4">4. </text:span><text:span text:style-name="T16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5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0"/>
      <text:p text:style-name="P61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62">Sistema: sistema de prestamos</text:p>
          </table:table-cell>
          <table:table-cell table:style-name="Table6.A1" table:number-columns-spanned="4" office:value-type="string">
            <text:p text:style-name="P62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63"/>
          </table:table-cell>
        </table:table-row>
        <table:table-row>
          <table:table-cell table:style-name="Table6.A1" table:number-columns-spanned="3" office:value-type="string">
            <text:p text:style-name="P62">Nombre caso de uso: <text:span text:style-name="T13">listar prestatario por </text:span><text:span text:style-name="T9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62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62">Actor: usuario</text:p>
          </table:table-cell>
          <table:covered-table-cell/>
          <table:table-cell table:style-name="Table6.A1" table:number-columns-spanned="4" office:value-type="string">
            <text:p text:style-name="P6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2">Descripción:</text:p>
            <text:p text:style-name="P62"><text:span text:style-name="T13">listar prestatario por </text:span><text:span text:style-name="T9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2">Pre-condiciones:</text:p>
            <text:p text:style-name="P62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2">Post-condiciones: </text:p>
            <text:p text:style-name="P62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62">Pasos realizados  (ruta principal):</text:p>
            <text:list text:style-name="L6">
              <text:list-item>
                <text:p text:style-name="P64">apartado prestatario</text:p>
              </text:list-item>
              <text:list-item>
                <text:p text:style-name="P65">entrar al apartado buscar</text:p>
              </text:list-item>
              <text:list-item>
                <text:p text:style-name="P64">presionar <text:span text:style-name="T5">listar</text:span> prestatario <text:span text:style-name="T13">por </text:span><text:span text:style-name="T15">nombre y apellido</text:span></text:p>
              </text:list-item>
              <text:list-item>
                <text:p text:style-name="P66">ingresar <text:span text:style-name="T9">nombre y apellido</text:span></text:p>
              </text:list-item>
              <text:list-item>
                <text:p text:style-name="P67">confirmar formulario</text:p>
              </text:list-item>
              <text:list-item>
                <text:p text:style-name="P68">validar datos</text:p>
                <text:list>
                  <text:list-item>
                    <text:p text:style-name="P68">datos invalidos</text:p>
                  </text:list-item>
                  <text:list-item>
                    <text:p text:style-name="P68">informar error</text:p>
                  </text:list-item>
                  <text:list-item>
                    <text:p text:style-name="P68">volver al formulario</text:p>
                  </text:list-item>
                </text:list>
              </text:list-item>
              <text:list-item>
                <text:p text:style-name="P66">recuperar listado de prestatario que coincida</text:p>
                <text:list>
                  <text:list-item>
                    <text:p text:style-name="P68">lista vacia</text:p>
                  </text:list-item>
                  <text:list-item>
                    <text:p text:style-name="P68">informar lista vacia</text:p>
                  </text:list-item>
                </text:list>
              </text:list-item>
              <text:list-item>
                <text:p text:style-name="P6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69">Información para los pasos:</text:p>
            <text:p text:style-name="P70"><text:span text:style-name="T4">4. </text:span><text:span text:style-name="T17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6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2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73">Sistema: sistema de prestamos</text:p>
          </table:table-cell>
          <table:table-cell table:style-name="Table7.A1" table:number-columns-spanned="4" office:value-type="string">
            <text:p text:style-name="P73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74"/>
          </table:table-cell>
        </table:table-row>
        <table:table-row>
          <table:table-cell table:style-name="Table7.A1" table:number-columns-spanned="3" office:value-type="string">
            <text:p text:style-name="P73">Nombre caso de uso: <text:span text:style-name="T13">listar prestatario por </text:span><text:span text:style-name="T15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73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73">Actor: usuario</text:p>
          </table:table-cell>
          <table:covered-table-cell/>
          <table:table-cell table:style-name="Table7.A1" table:number-columns-spanned="4" office:value-type="string">
            <text:p text:style-name="P7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3">Descripción:</text:p>
            <text:p text:style-name="P73"><text:span text:style-name="T13">listar prestatario por </text:span><text:span text:style-name="T15">pré</text:span><text:span text:style-name="T18">s</text:span><text:span text:style-name="T15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3">Pre-condiciones:</text:p>
            <text:p text:style-name="P73">estar logueado como usuario</text:p>
            <text:p text:style-name="P75">préstamo existente en la base de datos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3">Post-condiciones: </text:p>
            <text:p text:style-name="P73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list text:style-name="L7">
              <text:list-header>
                <text:p text:style-name="P76">Pasos realizados  (ruta principal):</text:p>
              </text:list-header>
              <text:list-item>
                <text:p text:style-name="P77">apartado prestatario</text:p>
              </text:list-item>
              <text:list-item>
                <text:p text:style-name="P78">entrar al apartado buscar</text:p>
              </text:list-item>
              <text:list-item>
                <text:p text:style-name="P79">seleccionar <text:span text:style-name="T19">buscar por</text:span> préstamo</text:p>
              </text:list-item>
              <text:list-item>
                <text:p text:style-name="P78">ingresar id prestamo</text:p>
              </text:list-item>
              <text:list-item>
                <text:p text:style-name="P80">confirmar <text:span text:style-name="T15">selección</text:span></text:p>
              </text:list-item>
              <text:list-item>
                <text:p text:style-name="P81">recuperar listado de prestatario que coincida</text:p>
                <text:list>
                  <text:list-item>
                    <text:p text:style-name="P82">lista vacia</text:p>
                  </text:list-item>
                  <text:list-item>
                    <text:p text:style-name="P82">informar lista vacia</text:p>
                  </text:list-item>
                </text:list>
              </text:list-item>
              <text:list-item>
                <text:p text:style-name="P8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83">Información para los pasos:</text:p>
            <text:p text:style-name="P84"><text:span text:style-name="T4">4. id prestamo</text:span>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7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5"/>
      <text:p text:style-name="P86">Garante</text:p>
      <text:p text:style-name="P87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88">Sistema: sistema de prestamos</text:p>
          </table:table-cell>
          <table:table-cell table:style-name="Table8.A1" table:number-columns-spanned="4" office:value-type="string">
            <text:p text:style-name="P88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89"/>
          </table:table-cell>
        </table:table-row>
        <table:table-row>
          <table:table-cell table:style-name="Table8.A1" table:number-columns-spanned="3" office:value-type="string">
            <text:p text:style-name="P88">Nombre caso de uso: alta <text:span text:style-name="T20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88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88">Actor: usuario</text:p>
          </table:table-cell>
          <table:covered-table-cell/>
          <table:table-cell table:style-name="Table8.A1" table:number-columns-spanned="4" office:value-type="string">
            <text:p text:style-name="P8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8">Descripción:</text:p>
            <text:p text:style-name="P88">alta <text:span text:style-name="T20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8">Pre-condiciones:</text:p>
            <text:p text:style-name="P88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8">Post-condiciones: </text:p>
            <text:p text:style-name="P88">se da de alta un <text:span text:style-name="T20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88">Pasos realizados  (ruta principal):</text:p>
            <text:list text:style-name="L8">
              <text:list-item>
                <text:p text:style-name="P90">apartado <text:span text:style-name="T20">garante</text:span></text:p>
              </text:list-item>
              <text:list-item>
                <text:p text:style-name="P90">presionar alta <text:span text:style-name="T20">garante</text:span></text:p>
              </text:list-item>
              <text:list-item>
                <text:p text:style-name="P90">sistema muestra el formulario</text:p>
              </text:list-item>
              <text:list-item>
                <text:p text:style-name="P90">completar formulario</text:p>
              </text:list-item>
              <text:list-item>
                <text:p text:style-name="P90">confirmar formulario</text:p>
              </text:list-item>
              <text:list-item>
                <text:p text:style-name="P91">validar datos</text:p>
                <text:list>
                  <text:list-item>
                    <text:p text:style-name="P91">datos invalidos</text:p>
                  </text:list-item>
                  <text:list-item>
                    <text:p text:style-name="P91">informar error</text:p>
                  </text:list-item>
                  <text:list-item>
                    <text:p text:style-name="P91">volver al formulario</text:p>
                  </text:list-item>
                </text:list>
              </text:list-item>
              <text:list-item>
                <text:p text:style-name="P92">alta <text:span text:style-name="T20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93">Información para los pasos:</text:p>
            <text:p text:style-name="P94"><text:span text:style-name="T21">4.</text:span><text:span text:style-name="T22">nombre</text:span><text:span text:style-name="T21">, </text:span><text:span text:style-name="T22">apellido</text:span><text:span text:style-name="T21">, </text:span><text:span text:style-name="T22">dni</text:span><text:span text:style-name="T21">, </text:span><text:span text:style-name="T22">direccion</text:span><text:span text:style-name="T21">, </text:span><text:span text:style-name="T22">telefono</text:span><text:span text:style-name="T21">, </text:span><text:span text:style-name="T22">email</text:span><text:span text:style-name="T21">, </text:span><text:span text:style-name="T23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8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5"/>
      <text:p text:style-name="P96"><text:bookmark text:name="docs-internal-guid-cf44289e-7fff-f5e7-ae53-7aa904d060b0 Copy 1 Copy 2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97">Sistema: sistema de prestamos</text:p>
          </table:table-cell>
          <table:table-cell table:style-name="Table10.A1" table:number-columns-spanned="4" office:value-type="string">
            <text:p text:style-name="P97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98"/>
          </table:table-cell>
        </table:table-row>
        <table:table-row>
          <table:table-cell table:style-name="Table10.A1" table:number-columns-spanned="3" office:value-type="string">
            <text:p text:style-name="P97">Nombre caso de uso: <text:span text:style-name="T5">baja</text:span> <text:span text:style-name="T24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97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97">Actor: usuario</text:p>
          </table:table-cell>
          <table:covered-table-cell/>
          <table:table-cell table:style-name="Table10.A1" table:number-columns-spanned="4" office:value-type="string">
            <text:p text:style-name="P9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7">Descripción:</text:p>
            <text:p text:style-name="P97"><text:span text:style-name="T6">baja</text:span> <text:span text:style-name="T24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7">Pre-condiciones:</text:p>
            <text:p text:style-name="P97">estar logueado como usuario</text:p>
            <text:p text:style-name="P24"><text:span text:style-name="T24">garante</text:span> existente <text:span text:style-name="T7">en la base de datos</text:span></text:p>
            <text:p text:style-name="P24"><text:span text:style-name="T8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7">Post-condiciones: </text:p>
            <text:p text:style-name="P97">se da de <text:span text:style-name="T9">baja</text:span> un <text:span text:style-name="T24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97">Pasos realizados  (ruta principal):</text:p>
            <text:list text:style-name="L9">
              <text:list-item>
                <text:p text:style-name="P99">apartado <text:span text:style-name="T24">garante</text:span></text:p>
              </text:list-item>
              <text:list-item>
                <text:p text:style-name="P99">presionar <text:span text:style-name="T5">listar</text:span> <text:span text:style-name="T24">garante</text:span></text:p>
              </text:list-item>
              <text:list-item>
                <text:p text:style-name="P100">recuperar garantes</text:p>
                <text:list>
                  <text:list-item>
                    <text:p text:style-name="P101">lista vacia</text:p>
                  </text:list-item>
                  <text:list-item>
                    <text:p text:style-name="P101">informar lista vacia</text:p>
                  </text:list-item>
                </text:list>
              </text:list-item>
              <text:list-item>
                <text:p text:style-name="P99">muestra<text:span text:style-name="T25">r</text:span> <text:span text:style-name="T5">listado de </text:span><text:span text:style-name="T24">garante</text:span><text:span text:style-name="T5">s</text:span></text:p>
              </text:list-item>
              <text:list-item>
                <text:p text:style-name="P102">presionar botón baja de un <text:span text:style-name="T24">garante</text:span></text:p>
              </text:list-item>
              <text:list-item>
                <text:p text:style-name="P103">validar que no haya prestamos asociados</text:p>
                <text:list>
                  <text:list-item>
                    <text:p text:style-name="P103">existen prestamos asociados</text:p>
                  </text:list-item>
                  <text:list-item>
                    <text:p text:style-name="P103">informar error</text:p>
                  </text:list-item>
                </text:list>
              </text:list-item>
              <text:list-item>
                <text:p text:style-name="P99"><text:span text:style-name="T5">baja </text:span><text:span text:style-name="T24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104">Información para los pasos:</text:p>
            <text:p text:style-name="P105"><text:span text:style-name="T4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9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6"/>
      <text:p text:style-name="P107"><text:bookmark text:name="docs-internal-guid-cf44289e-7fff-f5e7-ae53-7aa904d060b0 Copy 1 Copy 1 Copy 2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97">Sistema: sistema de prestamos</text:p>
          </table:table-cell>
          <table:table-cell table:style-name="Table11.A1" table:number-columns-spanned="4" office:value-type="string">
            <text:p text:style-name="P97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98"/>
          </table:table-cell>
        </table:table-row>
        <table:table-row>
          <table:table-cell table:style-name="Table11.A1" table:number-columns-spanned="3" office:value-type="string">
            <text:p text:style-name="P97">Nombre caso de uso: <text:span text:style-name="T10">modificación </text:span><text:span text:style-name="T24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97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97">Actor: usuario</text:p>
          </table:table-cell>
          <table:covered-table-cell/>
          <table:table-cell table:style-name="Table11.A1" table:number-columns-spanned="4" office:value-type="string">
            <text:p text:style-name="P9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7">Descripción:</text:p>
            <text:p text:style-name="P97"><text:span text:style-name="T10">modificacion</text:span> <text:span text:style-name="T24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7">Pre-condiciones:</text:p>
            <text:p text:style-name="P97">estar logueado como usuario</text:p>
            <text:p text:style-name="P40"><text:span text:style-name="T24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7">Post-condiciones: </text:p>
            <text:p text:style-name="P97">se <text:span text:style-name="T9">modifica</text:span> un <text:span text:style-name="T24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97">Pasos realizados  (ruta principal):</text:p>
            <text:list text:style-name="L10">
              <text:list-item>
                <text:p text:style-name="P108">apartado <text:span text:style-name="T24">garante</text:span></text:p>
              </text:list-item>
              <text:list-item>
                <text:p text:style-name="P108">presionar <text:span text:style-name="T5">listar</text:span> <text:span text:style-name="T24">garante</text:span></text:p>
              </text:list-item>
              <text:list-item>
                <text:p text:style-name="P109">recuperar garantes</text:p>
                <text:list>
                  <text:list-item>
                    <text:p text:style-name="P110">lista vacia</text:p>
                  </text:list-item>
                  <text:list-item>
                    <text:p text:style-name="P110">informar lista vacia</text:p>
                  </text:list-item>
                </text:list>
              </text:list-item>
              <text:list-item>
                <text:p text:style-name="P111"><text:span text:style-name="T26">muestra</text:span><text:span text:style-name="T27">r</text:span><text:span text:style-name="T26"> </text:span><text:span text:style-name="T28">listado de </text:span><text:span text:style-name="T29">garante</text:span><text:span text:style-name="T28">s</text:span></text:p>
              </text:list-item>
              <text:list-item>
                <text:p text:style-name="P112">presionar botón <text:span text:style-name="T10">modificar</text:span> de un <text:span text:style-name="T24">garante</text:span></text:p>
              </text:list-item>
              <text:list-item>
                <text:p text:style-name="P113">recuperar datos del <text:span text:style-name="T24">garante</text:span></text:p>
              </text:list-item>
              <text:list-item>
                <text:p text:style-name="P114">mostrar formulario de modificación <text:span text:style-name="T12">con los datos</text:span></text:p>
              </text:list-item>
              <text:list-item>
                <text:p text:style-name="P114"><text:span text:style-name="T12">modificar</text:span> formulario</text:p>
              </text:list-item>
              <text:list-item>
                <text:p text:style-name="P114">confirmar formulario</text:p>
              </text:list-item>
              <text:list-item>
                <text:p text:style-name="P115">validar datos</text:p>
                <text:list>
                  <text:list-item>
                    <text:p text:style-name="P115">datos invalidos</text:p>
                  </text:list-item>
                  <text:list-item>
                    <text:p text:style-name="P115">informar error</text:p>
                  </text:list-item>
                </text:list>
              </text:list-item>
              <text:list-item>
                <text:p text:style-name="P108"><text:span text:style-name="T10">modificar </text:span><text:span text:style-name="T24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104">Información para los pasos:</text:p>
            <text:p text:style-name="P116"><text:span text:style-name="T4">8.nombre, apellido, dni, direccion, telefono, email, </text:span><text:span text:style-name="T30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9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6"><text:line-break/></text:p>
      <text:p text:style-name="P117"><text:bookmark text:name="docs-internal-guid-cf44289e-7fff-f5e7-ae53-7aa904d060b0 Copy 1 Copy 1 Copy 1 Copy 4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118">Sistema: sistema de prestamos</text:p>
          </table:table-cell>
          <table:table-cell table:style-name="Table9.A1" table:number-columns-spanned="4" office:value-type="string">
            <text:p text:style-name="P118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119"/>
          </table:table-cell>
        </table:table-row>
        <table:table-row>
          <table:table-cell table:style-name="Table9.A1" table:number-columns-spanned="3" office:value-type="string">
            <text:p text:style-name="P118">Nombre caso de uso: <text:span text:style-name="T13">listar </text:span><text:span text:style-name="T31">garante</text:span><text:span text:style-name="T13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118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118">Actor: usuario</text:p>
          </table:table-cell>
          <table:covered-table-cell/>
          <table:table-cell table:style-name="Table9.A1" table:number-columns-spanned="4" office:value-type="string">
            <text:p text:style-name="P11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8">Descripción:</text:p>
            <text:p text:style-name="P118"><text:span text:style-name="T13">listar </text:span><text:span text:style-name="T31">garante</text:span><text:span text:style-name="T13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8">Pre-condiciones:</text:p>
            <text:p text:style-name="P118">estar logueado como usuario</text:p>
            <text:p text:style-name="P40"><text:span text:style-name="T24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8">Post-condiciones: </text:p>
            <text:p text:style-name="P118">se <text:span text:style-name="T9">muestra lista de </text:span>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118">Pasos realizados  (ruta principal):</text:p>
            <text:list text:style-name="L11">
              <text:list-item>
                <text:p text:style-name="P120">apartado <text:span text:style-name="T31">garante</text:span></text:p>
              </text:list-item>
              <text:list-item>
                <text:p text:style-name="P121">entrar al apartado buscar</text:p>
              </text:list-item>
              <text:list-item>
                <text:p text:style-name="P120">presionar <text:span text:style-name="T5">listar</text:span> <text:span text:style-name="T31">garante</text:span> <text:span text:style-name="T13">por id</text:span></text:p>
              </text:list-item>
              <text:list-item>
                <text:p text:style-name="P122">ingresar id</text:p>
              </text:list-item>
              <text:list-item>
                <text:p text:style-name="P123">confirmar formulario</text:p>
              </text:list-item>
              <text:list-item>
                <text:p text:style-name="P124">validar datos</text:p>
                <text:list>
                  <text:list-item>
                    <text:p text:style-name="P124">datos invalidos</text:p>
                  </text:list-item>
                  <text:list-item>
                    <text:p text:style-name="P124">informar error</text:p>
                  </text:list-item>
                </text:list>
              </text:list-item>
              <text:list-item>
                <text:p text:style-name="P122">recuperar listado de <text:span text:style-name="T31">garante</text:span> que coincida</text:p>
                <text:list>
                  <text:list-item>
                    <text:p text:style-name="P124">lista vacia</text:p>
                  </text:list-item>
                  <text:list-item>
                    <text:p text:style-name="P124">informar lista vacia</text:p>
                  </text:list-item>
                </text:list>
              </text:list-item>
              <text:list-item>
                <text:p text:style-name="P12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125">Información para los pasos:</text:p>
            <text:p text:style-name="P126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11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7"/>
      <text:p text:style-name="P128"><text:bookmark text:name="docs-internal-guid-cf44289e-7fff-f5e7-ae53-7aa904d060b0 Copy 1 Copy 1 Copy 1 Copy 1 Copy 1"/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29">Sistema: sistema de prestamos</text:p>
          </table:table-cell>
          <table:table-cell table:style-name="Table12.A1" table:number-columns-spanned="4" office:value-type="string">
            <text:p text:style-name="P129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30"/>
          </table:table-cell>
        </table:table-row>
        <table:table-row>
          <table:table-cell table:style-name="Table12.A1" table:number-columns-spanned="3" office:value-type="string">
            <text:p text:style-name="P129">Nombre caso de uso: <text:span text:style-name="T13">listar </text:span><text:span text:style-name="T32">garante</text:span><text:span text:style-name="T13"> por </text:span><text:span text:style-name="T14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29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29">Actor: usuario</text:p>
          </table:table-cell>
          <table:covered-table-cell/>
          <table:table-cell table:style-name="Table12.A1" table:number-columns-spanned="4" office:value-type="string">
            <text:p text:style-name="P12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9">Descripción:</text:p>
            <text:p text:style-name="P129"><text:span text:style-name="T13">listar </text:span><text:span text:style-name="T32">garante</text:span><text:span text:style-name="T13"> por </text:span><text:span text:style-name="T14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9">Pre-condiciones:</text:p>
            <text:p text:style-name="P129">estar logueado como usuario</text:p>
            <text:p text:style-name="P40"><text:span text:style-name="T24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9">Post-condiciones: </text:p>
            <text:p text:style-name="P129">se <text:span text:style-name="T9">muestra lista de</text:span> <text:span text:style-name="T32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29">Pasos realizados  (ruta principal):</text:p>
            <text:list text:style-name="L12">
              <text:list-item>
                <text:p text:style-name="P131">apartado <text:s/><text:span text:style-name="T32">garante</text:span></text:p>
              </text:list-item>
              <text:list-item>
                <text:p text:style-name="P132">entrar al apartado buscar</text:p>
              </text:list-item>
              <text:list-item>
                <text:p text:style-name="P131">presionar <text:span text:style-name="T5">listar</text:span> <text:span text:style-name="T32">garante</text:span> <text:span text:style-name="T13">por </text:span><text:span text:style-name="T15">dni</text:span></text:p>
              </text:list-item>
              <text:list-item>
                <text:p text:style-name="P133">ingresar <text:span text:style-name="T14">dni</text:span></text:p>
              </text:list-item>
              <text:list-item>
                <text:p text:style-name="P134">confirmar formulario</text:p>
              </text:list-item>
              <text:list-item>
                <text:p text:style-name="P135">validar datos</text:p>
                <text:list>
                  <text:list-item>
                    <text:p text:style-name="P135">datos invalidos</text:p>
                  </text:list-item>
                  <text:list-item>
                    <text:p text:style-name="P135">informar error</text:p>
                  </text:list-item>
                  <text:list-item>
                    <text:p text:style-name="P135">volver al formulario</text:p>
                  </text:list-item>
                </text:list>
              </text:list-item>
              <text:list-item>
                <text:p text:style-name="P133">recuperar listado de <text:span text:style-name="T32">garante</text:span> que coincida</text:p>
                <text:list>
                  <text:list-item>
                    <text:p text:style-name="P136">lista vacia</text:p>
                  </text:list-item>
                  <text:list-item>
                    <text:p text:style-name="P136">informar lista vacia</text:p>
                  </text:list-item>
                </text:list>
              </text:list-item>
              <text:list-item>
                <text:p text:style-name="P13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37">Información para los pasos:</text:p>
            <text:p text:style-name="P138"><text:span text:style-name="T4">4. </text:span><text:span text:style-name="T16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2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9"/>
      <text:p text:style-name="P128"><text:bookmark text:name="docs-internal-guid-cf44289e-7fff-f5e7-ae53-7aa904d060b0 Copy 1 Copy 1 Copy 1 Copy 2 Copy 2"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29">Sistema: sistema de prestamos</text:p>
          </table:table-cell>
          <table:table-cell table:style-name="Table13.A1" table:number-columns-spanned="4" office:value-type="string">
            <text:p text:style-name="P129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30"/>
          </table:table-cell>
        </table:table-row>
        <table:table-row>
          <table:table-cell table:style-name="Table13.A1" table:number-columns-spanned="3" office:value-type="string">
            <text:p text:style-name="P129">Nombre caso de uso: <text:span text:style-name="T13">listar </text:span><text:span text:style-name="T32">garante</text:span><text:span text:style-name="T13"> por </text:span><text:span text:style-name="T9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29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29">Actor: usuario</text:p>
          </table:table-cell>
          <table:covered-table-cell/>
          <table:table-cell table:style-name="Table13.A1" table:number-columns-spanned="4" office:value-type="string">
            <text:p text:style-name="P12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9">Descripción:</text:p>
            <text:p text:style-name="P129"><text:span text:style-name="T13">listar </text:span><text:span text:style-name="T32">garante</text:span><text:span text:style-name="T13"> por </text:span><text:span text:style-name="T9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9">Pre-condiciones:</text:p>
            <text:p text:style-name="P129">estar logueado como usuario</text:p>
            <text:p text:style-name="P40"><text:span text:style-name="T24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9">Post-condiciones: </text:p>
            <text:p text:style-name="P129">se <text:span text:style-name="T9">muestra lista de</text:span> <text:span text:style-name="T32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29">Pasos realizados  (ruta principal):</text:p>
            <text:list text:style-name="L13">
              <text:list-item>
                <text:p text:style-name="P140">apartado <text:s/><text:span text:style-name="T32">garante</text:span></text:p>
              </text:list-item>
              <text:list-item>
                <text:p text:style-name="P141">entrar al apartado buscar</text:p>
              </text:list-item>
              <text:list-item>
                <text:p text:style-name="P140">presionar <text:span text:style-name="T5">listar</text:span> <text:span text:style-name="T32">garante</text:span> <text:span text:style-name="T13">por </text:span><text:span text:style-name="T15">nombre y apellido</text:span></text:p>
              </text:list-item>
              <text:list-item>
                <text:p text:style-name="P142">ingresar <text:span text:style-name="T9">nombre y apellido</text:span></text:p>
              </text:list-item>
              <text:list-item>
                <text:p text:style-name="P143">confirmar formulario</text:p>
              </text:list-item>
              <text:list-item>
                <text:p text:style-name="P144">validar datos</text:p>
                <text:list>
                  <text:list-item>
                    <text:p text:style-name="P144">datos invalidos</text:p>
                  </text:list-item>
                  <text:list-item>
                    <text:p text:style-name="P144">informar error</text:p>
                  </text:list-item>
                </text:list>
              </text:list-item>
              <text:list-item>
                <text:p text:style-name="P142">recuperar listado de <text:span text:style-name="T32">garante</text:span> que coincida</text:p>
                <text:list>
                  <text:list-item>
                    <text:p text:style-name="P144">lista vacia</text:p>
                  </text:list-item>
                  <text:list-item>
                    <text:p text:style-name="P144">informar lista vacia</text:p>
                  </text:list-item>
                </text:list>
              </text:list-item>
              <text:list-item>
                <text:p text:style-name="P14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37">Información para los pasos:</text:p>
            <text:p text:style-name="P138"><text:span text:style-name="T4">4. </text:span><text:span text:style-name="T17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2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9"/>
      <text:p text:style-name="P128"><text:bookmark text:name="docs-internal-guid-cf44289e-7fff-f5e7-ae53-7aa904d060b0 Copy 1 Copy 1 Copy 1 Copy 2 Copy 1 Copy 1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29">Sistema: sistema de prestamos</text:p>
          </table:table-cell>
          <table:table-cell table:style-name="Table14.A1" table:number-columns-spanned="4" office:value-type="string">
            <text:p text:style-name="P129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30"/>
          </table:table-cell>
        </table:table-row>
        <table:table-row>
          <table:table-cell table:style-name="Table14.A1" table:number-columns-spanned="3" office:value-type="string">
            <text:p text:style-name="P129">Nombre caso de uso: <text:span text:style-name="T13">listar </text:span><text:span text:style-name="T32">garante</text:span><text:span text:style-name="T13"> por </text:span><text:span text:style-name="T15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29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29">Actor: usuario</text:p>
          </table:table-cell>
          <table:covered-table-cell/>
          <table:table-cell table:style-name="Table14.A1" table:number-columns-spanned="4" office:value-type="string">
            <text:p text:style-name="P12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9">Descripción:</text:p>
            <text:p text:style-name="P129"><text:span text:style-name="T13">listar </text:span><text:span text:style-name="T32">garante</text:span><text:span text:style-name="T13"> por </text:span><text:span text:style-name="T15">pré</text:span><text:span text:style-name="T18">s</text:span><text:span text:style-name="T15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9">Pre-condiciones:</text:p>
            <text:p text:style-name="P129">estar logueado como usuario</text:p>
            <text:p text:style-name="P75">préstamo existente en la base de datos</text:p>
            <text:p text:style-name="P40"><text:span text:style-name="T24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9">Post-condiciones: </text:p>
            <text:p text:style-name="P129">se <text:span text:style-name="T9">muestra lista de</text:span> <text:span text:style-name="T32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29">Pasos realizados  (ruta principal):</text:p>
            <text:list text:style-name="L14">
              <text:list-item>
                <text:p text:style-name="P145">apartado <text:s/><text:span text:style-name="T32">garante</text:span></text:p>
              </text:list-item>
              <text:list-item>
                <text:p text:style-name="P146">entrar al apartado buscar</text:p>
              </text:list-item>
              <text:list-item>
                <text:p text:style-name="P147">seleccionar <text:span text:style-name="T19">buscar por</text:span> préstamo</text:p>
              </text:list-item>
              <text:list-item>
                <text:p text:style-name="P146">ingresar id prestamo</text:p>
              </text:list-item>
              <text:list-item>
                <text:p text:style-name="P148">confirmar <text:span text:style-name="T15">selección</text:span></text:p>
              </text:list-item>
              <text:list-item>
                <text:p text:style-name="P149">recuperar listado de prestatario que coincida</text:p>
                <text:list>
                  <text:list-item>
                    <text:p text:style-name="P150">lista vacia</text:p>
                  </text:list-item>
                  <text:list-item>
                    <text:p text:style-name="P150">informar lista vacia</text:p>
                  </text:list-item>
                </text:list>
              </text:list-item>
              <text:list-item>
                <text:p text:style-name="P14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37">Información para los pasos:</text:p>
            <text:p text:style-name="P151"><text:span text:style-name="T4">4. id prestamo</text:span>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2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9"/>
      <text:p text:style-name="P152">Préstamo</text:p>
      <text:p text:style-name="P153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54">Sistema: sistema de prestamos</text:p>
          </table:table-cell>
          <table:table-cell table:style-name="Table15.A1" table:number-columns-spanned="4" office:value-type="string">
            <text:p text:style-name="P154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55"/>
          </table:table-cell>
        </table:table-row>
        <table:table-row>
          <table:table-cell table:style-name="Table15.A1" table:number-columns-spanned="3" office:value-type="string">
            <text:p text:style-name="P154">Nombre caso de uso: alta <text:span text:style-name="T33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54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54">Actor: usuario</text:p>
          </table:table-cell>
          <table:covered-table-cell/>
          <table:table-cell table:style-name="Table15.A1" table:number-columns-spanned="4" office:value-type="string">
            <text:p text:style-name="P15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54">Descripción:</text:p>
            <text:p text:style-name="P154">alta <text:span text:style-name="T33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54">Pre-condiciones:</text:p>
            <text:p text:style-name="P154">estar logueado como usuario</text:p>
            <text:p text:style-name="P75">prestatario existente en la base de datos</text:p>
            <text:p text:style-name="P75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54">Post-condiciones: </text:p>
            <text:p text:style-name="P154">se da de alta un <text:span text:style-name="T33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54">Pasos realizados  (ruta principal):</text:p>
            <text:list text:style-name="L15">
              <text:list-item>
                <text:p text:style-name="P156">apartado <text:span text:style-name="T33">préstamo</text:span></text:p>
              </text:list-item>
              <text:list-item>
                <text:p text:style-name="P156">presionar alta <text:span text:style-name="T33">préstamo</text:span></text:p>
              </text:list-item>
              <text:list-item>
                <text:p text:style-name="P157"><text:span text:style-name="T34">recuperar listado de </text:span><text:span text:style-name="T35">prestatarios</text:span></text:p>
                <text:list>
                  <text:list-item>
                    <text:p text:style-name="P158">lista vacia</text:p>
                  </text:list-item>
                  <text:list-item>
                    <text:p text:style-name="P158">informar lista vacia</text:p>
                  </text:list-item>
                </text:list>
              </text:list-item>
              <text:list-item>
                <text:p text:style-name="P159">recuperar listado de <text:span text:style-name="T33">garantes</text:span></text:p>
                <text:list>
                  <text:list-item>
                    <text:p text:style-name="P158">lista vacia</text:p>
                  </text:list-item>
                  <text:list-item>
                    <text:p text:style-name="P158">informar lista vacia</text:p>
                  </text:list-item>
                </text:list>
              </text:list-item>
              <text:list-item>
                <text:p text:style-name="P160">sistema muestra el formulario</text:p>
              </text:list-item>
              <text:list-item>
                <text:p text:style-name="P161">seleccionar un prestatario de la lista</text:p>
              </text:list-item>
              <text:list-item>
                <text:p text:style-name="P161">seleccionar un garante de la lista</text:p>
              </text:list-item>
              <text:list-item>
                <text:p text:style-name="P156">completar formulario</text:p>
              </text:list-item>
              <text:list-item>
                <text:p text:style-name="P156">confirmar formulario</text:p>
              </text:list-item>
              <text:list-item>
                <text:p text:style-name="P162">validar datos</text:p>
                <text:list>
                  <text:list-item>
                    <text:p text:style-name="P162">datos invalidos</text:p>
                  </text:list-item>
                  <text:list-item>
                    <text:p text:style-name="P162">informar error</text:p>
                  </text:list-item>
                  <text:list-item>
                    <text:p text:style-name="P162">volver al formulario</text:p>
                  </text:list-item>
                </text:list>
              </text:list-item>
              <text:list-item>
                <text:p text:style-name="P156">alta <text:span text:style-name="T33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63">Información para los pasos:</text:p>
            <text:p text:style-name="P164"><text:span text:style-name="T36">10. </text:span><text:span text:style-name="T23">monto, moned</text:span><text:span text:style-name="T37">a, </text:span><text:span text:style-name="T23">tasa_interes, cuotas_totales, cuotas_restantes, monto_cuota, </text:span><text:span text:style-name="T38">monto</text:span><text:span text:style-name="T23">_restante, </text:span><text:span text:style-name="T37">prestatario, garante, </text:span><text:span text:style-name="T39">fecha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5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5"/>
      <text:p text:style-name="P166"><text:bookmark text:name="docs-internal-guid-cf44289e-7fff-f5e7-ae53-7aa904d060b0 Copy 1 Copy 2 Copy 1"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67">Sistema: sistema de prestamos</text:p>
          </table:table-cell>
          <table:table-cell table:style-name="Table16.A1" table:number-columns-spanned="4" office:value-type="string">
            <text:p text:style-name="P167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68"/>
          </table:table-cell>
        </table:table-row>
        <table:table-row>
          <table:table-cell table:style-name="Table16.A1" table:number-columns-spanned="3" office:value-type="string">
            <text:p text:style-name="P167">Nombre caso de uso: <text:span text:style-name="T5">baja</text:span> <text:span text:style-name="T33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67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67">Actor: usuario</text:p>
          </table:table-cell>
          <table:covered-table-cell/>
          <table:table-cell table:style-name="Table16.A1" table:number-columns-spanned="4" office:value-type="string">
            <text:p text:style-name="P16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7">Descripción:</text:p>
            <text:p text:style-name="P167"><text:span text:style-name="T6">baja</text:span> <text:span text:style-name="T33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7">Pre-condiciones:</text:p>
            <text:p text:style-name="P167">estar logueado como usuario</text:p>
            <text:p text:style-name="P7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7">Post-condiciones: </text:p>
            <text:p text:style-name="P167">se da de <text:span text:style-name="T9">baja</text:span> un <text:span text:style-name="T33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67">Pasos realizados  (ruta principal):</text:p>
            <text:list text:style-name="L16">
              <text:list-item>
                <text:p text:style-name="P169">apartado <text:span text:style-name="T33">préstamo</text:span></text:p>
              </text:list-item>
              <text:list-item>
                <text:p text:style-name="P169">presionar <text:span text:style-name="T5">listar</text:span> <text:span text:style-name="T33">préstamo</text:span></text:p>
              </text:list-item>
              <text:list-item>
                <text:p text:style-name="P170">recuperar lista de prestamos</text:p>
                <text:list>
                  <text:list-item>
                    <text:p text:style-name="P170">lista vacia</text:p>
                  </text:list-item>
                  <text:list-item>
                    <text:p text:style-name="P170">informar lista vacia</text:p>
                  </text:list-item>
                </text:list>
              </text:list-item>
              <text:list-item>
                <text:p text:style-name="P169">muestra<text:span text:style-name="T40">r</text:span> <text:span text:style-name="T5">listado de </text:span><text:span text:style-name="T33">préstamo</text:span><text:span text:style-name="T5">s</text:span></text:p>
              </text:list-item>
              <text:list-item>
                <text:p text:style-name="P171">presionar botón baja de un <text:span text:style-name="T33">préstamo</text:span></text:p>
              </text:list-item>
              <text:list-item>
                <text:p text:style-name="P172">comprobar <text:span text:style-name="T41">monto</text:span> restante = 0</text:p>
                <text:list>
                  <text:list-item>
                    <text:p text:style-name="P172"><text:span text:style-name="T41">monto</text:span> restante &gt; 0</text:p>
                  </text:list-item>
                  <text:list-item>
                    <text:p text:style-name="P173">informar error</text:p>
                  </text:list-item>
                </text:list>
              </text:list-item>
              <text:list-item>
                <text:p text:style-name="P169"><text:span text:style-name="T5">baja </text:span><text:span text:style-name="T33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74">Información para los pasos:</text:p>
            <text:p text:style-name="P175"><text:span text:style-name="T4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6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6"/>
      <text:p text:style-name="P177"><text:bookmark text:name="docs-internal-guid-cf44289e-7fff-f5e7-ae53-7aa904d060b0 Copy 1 Copy 1 Copy 2 Copy 1"/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67">Sistema: sistema de prestamos</text:p>
          </table:table-cell>
          <table:table-cell table:style-name="Table17.A1" table:number-columns-spanned="4" office:value-type="string">
            <text:p text:style-name="P167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68"/>
          </table:table-cell>
        </table:table-row>
        <table:table-row>
          <table:table-cell table:style-name="Table17.A1" table:number-columns-spanned="3" office:value-type="string">
            <text:p text:style-name="P167">Nombre caso de uso: <text:span text:style-name="T10">modificación </text:span><text:span text:style-name="T33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67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67">Actor: usuario</text:p>
          </table:table-cell>
          <table:covered-table-cell/>
          <table:table-cell table:style-name="Table17.A1" table:number-columns-spanned="4" office:value-type="string">
            <text:p text:style-name="P16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7">Descripción:</text:p>
            <text:p text:style-name="P167"><text:span text:style-name="T10">modificación</text:span> <text:span text:style-name="T33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7">Pre-condiciones:</text:p>
            <text:p text:style-name="P167">estar logueado como usuario</text:p>
            <text:p text:style-name="P7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7">Post-condiciones: </text:p>
            <text:p text:style-name="P167">se <text:span text:style-name="T9">modifica</text:span> un <text:span text:style-name="T33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67">Pasos realizados  (ruta principal):</text:p>
            <text:list text:style-name="L17">
              <text:list-item>
                <text:p text:style-name="P178">apartado <text:span text:style-name="T33">préstamo</text:span></text:p>
              </text:list-item>
              <text:list-item>
                <text:p text:style-name="P178">presionar <text:span text:style-name="T5">listar</text:span> <text:span text:style-name="T33">préstamo</text:span></text:p>
              </text:list-item>
              <text:list-item>
                <text:p text:style-name="P179">recuperar lista de prestamos</text:p>
                <text:list>
                  <text:list-item>
                    <text:p text:style-name="P179">lista vacia</text:p>
                  </text:list-item>
                  <text:list-item>
                    <text:p text:style-name="P179">informar lista vacia</text:p>
                  </text:list-item>
                </text:list>
              </text:list-item>
              <text:list-item>
                <text:p text:style-name="P178">sistema muestra <text:span text:style-name="T5">listado de </text:span><text:span text:style-name="T33">préstamo</text:span><text:span text:style-name="T5">s</text:span></text:p>
              </text:list-item>
              <text:list-item>
                <text:p text:style-name="P180">presionar botón <text:span text:style-name="T10">modificar</text:span> de un <text:span text:style-name="T33">préstamo</text:span></text:p>
              </text:list-item>
              <text:list-item>
                <text:p text:style-name="P181">recuperar datos del <text:span text:style-name="T33">préstamo</text:span></text:p>
              </text:list-item>
              <text:list-item>
                <text:p text:style-name="P182">mostrar formulario de modificación <text:span text:style-name="T12">con los datos</text:span></text:p>
              </text:list-item>
              <text:list-item>
                <text:p text:style-name="P182"><text:span text:style-name="T12">modificar</text:span> formulario</text:p>
              </text:list-item>
              <text:list-item>
                <text:p text:style-name="P182">confirmar formulario</text:p>
              </text:list-item>
              <text:list-item>
                <text:p text:style-name="P183">validar datos</text:p>
                <text:list>
                  <text:list-item>
                    <text:p text:style-name="P183">datos invalidos</text:p>
                  </text:list-item>
                  <text:list-item>
                    <text:p text:style-name="P183">informar error</text:p>
                  </text:list-item>
                  <text:list-item>
                    <text:p text:style-name="P183">volver al formulario</text:p>
                  </text:list-item>
                </text:list>
              </text:list-item>
              <text:list-item>
                <text:p text:style-name="P178"><text:span text:style-name="T10">modificar </text:span><text:span text:style-name="T33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74">Información para los pasos:</text:p>
            <text:p text:style-name="P184"><text:span text:style-name="T4">8. </text:span><text:span text:style-name="T30">monto, moned</text:span><text:span text:style-name="T42">a, </text:span><text:span text:style-name="T30">tasa_interes, cuotas_totales, cuotas_restantes, monto_cuota, </text:span><text:span text:style-name="T43">monto</text:span><text:span text:style-name="T30">_restante, </text:span><text:span text:style-name="T42">prestatario, garante, </text:span><text:span text:style-name="T44">fecha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6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6"><text:line-break/></text:p>
      <text:p text:style-name="P185"><text:bookmark text:name="docs-internal-guid-cf44289e-7fff-f5e7-ae53-7aa904d060b0 Copy 1 Copy 1 Copy 1 Copy 4 Copy 1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86">Sistema: sistema de prestamos</text:p>
          </table:table-cell>
          <table:table-cell table:style-name="Table18.A1" table:number-columns-spanned="4" office:value-type="string">
            <text:p text:style-name="P186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87"/>
          </table:table-cell>
        </table:table-row>
        <table:table-row>
          <table:table-cell table:style-name="Table18.A1" table:number-columns-spanned="3" office:value-type="string">
            <text:p text:style-name="P186">Nombre caso de uso: <text:span text:style-name="T13">listar </text:span><text:span text:style-name="T45">préstamo</text:span><text:span text:style-name="T13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86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86">Actor: usuario</text:p>
          </table:table-cell>
          <table:covered-table-cell/>
          <table:table-cell table:style-name="Table18.A1" table:number-columns-spanned="4" office:value-type="string">
            <text:p text:style-name="P18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86">Descripción:</text:p>
            <text:p text:style-name="P186"><text:span text:style-name="T13">listar </text:span><text:span text:style-name="T45">préstamo</text:span><text:span text:style-name="T13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86">Pre-condiciones:</text:p>
            <text:p text:style-name="P186">estar logueado como usuario</text:p>
            <text:p text:style-name="P188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86">Post-condiciones: </text:p>
            <text:p text:style-name="P186">se <text:span text:style-name="T9">muestra lista de </text:span><text:span text:style-name="T45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86">Pasos realizados  (ruta principal):</text:p>
            <text:list text:style-name="L18">
              <text:list-item>
                <text:p text:style-name="P189">apartado <text:s/><text:span text:style-name="T45">préstamo</text:span></text:p>
              </text:list-item>
              <text:list-item>
                <text:p text:style-name="P190">entrar al apartado buscar</text:p>
              </text:list-item>
              <text:list-item>
                <text:p text:style-name="P189">presionar <text:span text:style-name="T5">listar</text:span> <text:span text:style-name="T45">préstamo</text:span> <text:span text:style-name="T13">por id</text:span></text:p>
              </text:list-item>
              <text:list-item>
                <text:p text:style-name="P191">ingresar id</text:p>
              </text:list-item>
              <text:list-item>
                <text:p text:style-name="P192">confirmar formulario</text:p>
              </text:list-item>
              <text:list-item>
                <text:p text:style-name="P193">validar datos</text:p>
                <text:list>
                  <text:list-item>
                    <text:p text:style-name="P193">datos invalidos</text:p>
                  </text:list-item>
                  <text:list-item>
                    <text:p text:style-name="P193">informar error</text:p>
                  </text:list-item>
                  <text:list-item>
                    <text:p text:style-name="P193">volver al formulario</text:p>
                  </text:list-item>
                </text:list>
              </text:list-item>
              <text:list-item>
                <text:p text:style-name="P191">recuperar listado de <text:span text:style-name="T45">préstamo</text:span> que coincida</text:p>
                <text:list>
                  <text:list-item>
                    <text:p text:style-name="P194">lista vacia</text:p>
                  </text:list-item>
                  <text:list-item>
                    <text:p text:style-name="P194">informar lista vacia</text:p>
                  </text:list-item>
                </text:list>
              </text:list-item>
              <text:list-item>
                <text:p text:style-name="P19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95">Información para los pasos:</text:p>
            <text:p text:style-name="P196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8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7"/>
      <text:p text:style-name="P185"><text:bookmark text:name="docs-internal-guid-cf44289e-7fff-f5e7-ae53-7aa904d060b0 Copy 1 Copy 1 Copy 1 Copy 4 Copy 1 Copy 1"/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86">Sistema: sistema de prestamos</text:p>
          </table:table-cell>
          <table:table-cell table:style-name="Table19.A1" table:number-columns-spanned="4" office:value-type="string">
            <text:p text:style-name="P186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87"/>
          </table:table-cell>
        </table:table-row>
        <table:table-row>
          <table:table-cell table:style-name="Table19.A1" table:number-columns-spanned="3" office:value-type="string">
            <text:p text:style-name="P186">Nombre caso de uso: <text:span text:style-name="T13">listar </text:span><text:span text:style-name="T45">préstamo</text:span><text:span text:style-name="T13"> por </text:span><text:span text:style-name="T45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86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86">Actor: usuario</text:p>
          </table:table-cell>
          <table:covered-table-cell/>
          <table:table-cell table:style-name="Table19.A1" table:number-columns-spanned="4" office:value-type="string">
            <text:p text:style-name="P18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86">Descripción:</text:p>
            <text:p text:style-name="P186"><text:span text:style-name="T13">listar </text:span><text:span text:style-name="T45">préstamo</text:span><text:span text:style-name="T13"> por </text:span><text:span text:style-name="T45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86">Pre-condiciones:</text:p>
            <text:p text:style-name="P186">estar logueado como usuario</text:p>
            <text:p text:style-name="P75">prestatario existente en la base de datos</text:p>
            <text:p text:style-name="P188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86">Post-condiciones: </text:p>
            <text:p text:style-name="P186">se <text:span text:style-name="T9">muestra lista de </text:span><text:span text:style-name="T45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86">Pasos realizados  (ruta principal):</text:p>
            <text:list text:style-name="L19">
              <text:list-item>
                <text:p text:style-name="P198">apartado <text:s/><text:span text:style-name="T45">préstamo</text:span></text:p>
              </text:list-item>
              <text:list-item>
                <text:p text:style-name="P199">entrar al apartado buscar</text:p>
              </text:list-item>
              <text:list-item>
                <text:p text:style-name="P198">presionar <text:span text:style-name="T5">listar</text:span> <text:span text:style-name="T45">préstamo</text:span> <text:span text:style-name="T13">por </text:span><text:span text:style-name="T45">prestatario</text:span></text:p>
              </text:list-item>
              <text:list-item>
                <text:p text:style-name="P200">recuperar listado de <text:span text:style-name="T45">prestatarios</text:span></text:p>
                <text:list>
                  <text:list-item>
                    <text:p text:style-name="P201">lista vacia</text:p>
                  </text:list-item>
                  <text:list-item>
                    <text:p text:style-name="P201">informar lista vacia</text:p>
                  </text:list-item>
                </text:list>
              </text:list-item>
              <text:list-item>
                <text:p text:style-name="P202">mostrar <text:span text:style-name="T15">listado de </text:span><text:span text:style-name="T45">prestatarios</text:span></text:p>
              </text:list-item>
              <text:list-item>
                <text:p text:style-name="P203">seleccionar un prestatario</text:p>
              </text:list-item>
              <text:list-item>
                <text:p text:style-name="P204">confirmar <text:span text:style-name="T45">selección</text:span></text:p>
              </text:list-item>
              <text:list-item>
                <text:p text:style-name="P202">recuperar listado de <text:span text:style-name="T45">préstamo</text:span> que coincida</text:p>
                <text:list>
                  <text:list-item>
                    <text:p text:style-name="P201">lista vacia</text:p>
                  </text:list-item>
                  <text:list-item>
                    <text:p text:style-name="P201">informar lista vacia</text:p>
                  </text:list-item>
                </text:list>
              </text:list-item>
              <text:list-item>
                <text:p text:style-name="P20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95">Información para los pasos:</text:p>
            <text:p text:style-name="P205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8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7"/>
      <text:p text:style-name="P185"><text:bookmark text:name="docs-internal-guid-cf44289e-7fff-f5e7-ae53-7aa904d060b0 Copy 1 Copy 1 Copy 1 Copy 4 Copy 1 Copy 1 Copy 1"/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86">Sistema: sistema de prestamos</text:p>
          </table:table-cell>
          <table:table-cell table:style-name="Table20.A1" table:number-columns-spanned="4" office:value-type="string">
            <text:p text:style-name="P186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87"/>
          </table:table-cell>
        </table:table-row>
        <table:table-row>
          <table:table-cell table:style-name="Table20.A1" table:number-columns-spanned="3" office:value-type="string">
            <text:p text:style-name="P186">Nombre caso de uso: <text:span text:style-name="T13">listar </text:span><text:span text:style-name="T45">préstamo</text:span><text:span text:style-name="T13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86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86">Actor: usuario</text:p>
          </table:table-cell>
          <table:covered-table-cell/>
          <table:table-cell table:style-name="Table20.A1" table:number-columns-spanned="4" office:value-type="string">
            <text:p text:style-name="P18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86">Descripción:</text:p>
            <text:p text:style-name="P186"><text:span text:style-name="T13">listar </text:span><text:span text:style-name="T45">préstamo</text:span><text:span text:style-name="T13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86">Pre-condiciones:</text:p>
            <text:p text:style-name="P186">estar logueado como usuario</text:p>
            <text:p text:style-name="P75">garante existente en la base de datos</text:p>
            <text:p text:style-name="P188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86">Post-condiciones: </text:p>
            <text:p text:style-name="P186">se <text:span text:style-name="T9">muestra lista de </text:span><text:span text:style-name="T45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86">Pasos realizados  (ruta principal):</text:p>
            <text:list text:style-name="L20">
              <text:list-item>
                <text:p text:style-name="P206">apartado <text:s/><text:span text:style-name="T45">préstamo</text:span></text:p>
              </text:list-item>
              <text:list-item>
                <text:p text:style-name="P207">entrar al apartado buscar</text:p>
              </text:list-item>
              <text:list-item>
                <text:p text:style-name="P206">presionar <text:span text:style-name="T5">listar</text:span> <text:span text:style-name="T45">préstamo</text:span> <text:span text:style-name="T13">por garante</text:span></text:p>
              </text:list-item>
              <text:list-item>
                <text:p text:style-name="P208">recuperar listado de garante<text:span text:style-name="T45">s</text:span></text:p>
                <text:list>
                  <text:list-item>
                    <text:p text:style-name="P209">lista vacia</text:p>
                  </text:list-item>
                  <text:list-item>
                    <text:p text:style-name="P209">informar lista vacia</text:p>
                  </text:list-item>
                </text:list>
              </text:list-item>
              <text:list-item>
                <text:p text:style-name="P210">mostrar <text:span text:style-name="T15">listado de garante</text:span><text:span text:style-name="T45">s</text:span></text:p>
              </text:list-item>
              <text:list-item>
                <text:p text:style-name="P211">seleccionar un garante</text:p>
              </text:list-item>
              <text:list-item>
                <text:p text:style-name="P212">confirmar <text:span text:style-name="T45">selección</text:span></text:p>
              </text:list-item>
              <text:list-item>
                <text:p text:style-name="P210">recuperar listado de <text:span text:style-name="T45">préstamo</text:span> que coincida</text:p>
                <text:list>
                  <text:list-item>
                    <text:p text:style-name="P209">lista vacia</text:p>
                  </text:list-item>
                  <text:list-item>
                    <text:p text:style-name="P209">informar lista vacia</text:p>
                  </text:list-item>
                </text:list>
              </text:list-item>
              <text:list-item>
                <text:p text:style-name="P21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95">Información para los pasos:</text:p>
            <text:p text:style-name="P205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8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7"/>
      <text:p text:style-name="P185"><text:bookmark text:name="docs-internal-guid-cf44289e-7fff-f5e7-ae53-7aa904d060b0 Copy 1 Copy 1 Copy 1 Copy 4 Copy 1 Copy 2"/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86">Sistema: sistema de prestamos</text:p>
          </table:table-cell>
          <table:table-cell table:style-name="Table21.A1" table:number-columns-spanned="4" office:value-type="string">
            <text:p text:style-name="P186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87"/>
          </table:table-cell>
        </table:table-row>
        <table:table-row>
          <table:table-cell table:style-name="Table21.A1" table:number-columns-spanned="3" office:value-type="string">
            <text:p text:style-name="P213">Nombre caso de uso: <text:span text:style-name="T13">listar </text:span><text:span text:style-name="T45">préstamo</text:span><text:span text:style-name="T13"> por </text:span><text:span text:style-name="T46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86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86">Actor: usuario</text:p>
          </table:table-cell>
          <table:covered-table-cell/>
          <table:table-cell table:style-name="Table21.A1" table:number-columns-spanned="4" office:value-type="string">
            <text:p text:style-name="P18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86">Descripción:</text:p>
            <text:p text:style-name="P213"><text:span text:style-name="T13">listar </text:span><text:span text:style-name="T45">préstamo</text:span><text:span text:style-name="T13"> por </text:span><text:span text:style-name="T46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86">Pre-condiciones:</text:p>
            <text:p text:style-name="P186">estar logueado como usuario</text:p>
            <text:p text:style-name="P188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86">Post-condiciones: </text:p>
            <text:p text:style-name="P186">se <text:span text:style-name="T9">muestra lista de </text:span><text:span text:style-name="T45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86">Pasos realizados  (ruta principal):</text:p>
            <text:list text:style-name="L21">
              <text:list-item>
                <text:p text:style-name="P214">apartado <text:s/><text:span text:style-name="T45">préstamo</text:span></text:p>
              </text:list-item>
              <text:list-item>
                <text:p text:style-name="P215">entrar al apartado buscar</text:p>
              </text:list-item>
              <text:list-item>
                <text:p text:style-name="P216">presionar <text:span text:style-name="T5">listar</text:span> <text:span text:style-name="T45">préstamo</text:span> <text:span text:style-name="T13">por </text:span><text:span text:style-name="T46">mayor que monto</text:span></text:p>
              </text:list-item>
              <text:list-item>
                <text:p text:style-name="P217">ingresar<text:span text:style-name="T46"> monto</text:span></text:p>
              </text:list-item>
              <text:list-item>
                <text:p text:style-name="P218">confirmar formulario</text:p>
              </text:list-item>
              <text:list-item>
                <text:p text:style-name="P219">validar datos</text:p>
                <text:list>
                  <text:list-item>
                    <text:p text:style-name="P219">datos invalidos</text:p>
                  </text:list-item>
                  <text:list-item>
                    <text:p text:style-name="P219">informar error</text:p>
                  </text:list-item>
                  <text:list-item>
                    <text:p text:style-name="P219">volver al formulario</text:p>
                  </text:list-item>
                </text:list>
              </text:list-item>
              <text:list-item>
                <text:p text:style-name="P220">recuperar listado de <text:span text:style-name="T45">préstamo</text:span> que coincida</text:p>
                <text:list>
                  <text:list-item>
                    <text:p text:style-name="P221">lista vicia</text:p>
                  </text:list-item>
                  <text:list-item>
                    <text:p text:style-name="P221">informar lista vacia</text:p>
                  </text:list-item>
                </text:list>
              </text:list-item>
              <text:list-item>
                <text:p text:style-name="P22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95">Información para los pasos:</text:p>
            <text:p text:style-name="P196">4. <text:span text:style-name="T46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8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7"/>
      <text:p text:style-name="P222"><text:bookmark text:name="docs-internal-guid-cf44289e-7fff-f5e7-ae53-7aa904d060b0 Copy 1 Copy 1 Copy 1 Copy 4 Copy 1 Copy 2 Copy 1"/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213">Sistema: sistema de prestamos</text:p>
          </table:table-cell>
          <table:table-cell table:style-name="Table22.A1" table:number-columns-spanned="4" office:value-type="string">
            <text:p text:style-name="P213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223"/>
          </table:table-cell>
        </table:table-row>
        <table:table-row>
          <table:table-cell table:style-name="Table22.A1" table:number-columns-spanned="3" office:value-type="string">
            <text:p text:style-name="P213">Nombre caso de uso: <text:span text:style-name="T13">listar </text:span><text:span text:style-name="T45">préstamo</text:span><text:span text:style-name="T13"> por </text:span><text:span text:style-name="T46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213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213">Actor: usuario</text:p>
          </table:table-cell>
          <table:covered-table-cell/>
          <table:table-cell table:style-name="Table22.A1" table:number-columns-spanned="4" office:value-type="string">
            <text:p text:style-name="P21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13">Descripción:</text:p>
            <text:p text:style-name="P213"><text:span text:style-name="T13">listar </text:span><text:span text:style-name="T45">préstamo</text:span><text:span text:style-name="T13"> por </text:span><text:span text:style-name="T46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13">Pre-condiciones:</text:p>
            <text:p text:style-name="P213">estar logueado como usuario</text:p>
            <text:p text:style-name="P188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13">Post-condiciones: </text:p>
            <text:p text:style-name="P213">se <text:span text:style-name="T9">muestra lista de </text:span><text:span text:style-name="T45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213">Pasos realizados  (ruta principal):</text:p>
            <text:list text:style-name="L22">
              <text:list-item>
                <text:p text:style-name="P224">apartado <text:s/><text:span text:style-name="T45">préstamo</text:span></text:p>
              </text:list-item>
              <text:list-item>
                <text:p text:style-name="P225">entrar al apartado buscar</text:p>
              </text:list-item>
              <text:list-item>
                <text:p text:style-name="P224">presionar <text:span text:style-name="T5">listar</text:span> <text:span text:style-name="T45">préstamo</text:span> <text:span text:style-name="T13">por </text:span><text:span text:style-name="T46">menor que monto</text:span></text:p>
              </text:list-item>
              <text:list-item>
                <text:p text:style-name="P226">ingresar<text:span text:style-name="T46"> monto</text:span></text:p>
              </text:list-item>
              <text:list-item>
                <text:p text:style-name="P227">confirmar formulario</text:p>
              </text:list-item>
              <text:list-item>
                <text:p text:style-name="P228">validar datos</text:p>
                <text:list>
                  <text:list-item>
                    <text:p text:style-name="P228">datos invalidos</text:p>
                  </text:list-item>
                  <text:list-item>
                    <text:p text:style-name="P228">informar error</text:p>
                  </text:list-item>
                  <text:list-item>
                    <text:p text:style-name="P228">volver al formulario</text:p>
                  </text:list-item>
                </text:list>
              </text:list-item>
              <text:list-item>
                <text:p text:style-name="P226">recuperar listado de <text:span text:style-name="T45">préstamo</text:span> que coincida</text:p>
                <text:list>
                  <text:list-item>
                    <text:p text:style-name="P229">lista vacia</text:p>
                  </text:list-item>
                  <text:list-item>
                    <text:p text:style-name="P229">informar lista vacia</text:p>
                  </text:list-item>
                </text:list>
              </text:list-item>
              <text:list-item>
                <text:p text:style-name="P22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230">Información para los pasos:</text:p>
            <text:p text:style-name="P231">4. <text:span text:style-name="T46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21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2"/>
      <text:p text:style-name="P233"><text:bookmark text:name="docs-internal-guid-cf44289e-7fff-f5e7-ae53-7aa904d060b0 Copy 1 Copy 1 Copy 1 Copy 4 Copy 1 Copy 3"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234">Sistema: sistema de prestamos</text:p>
          </table:table-cell>
          <table:table-cell table:style-name="Table23.A1" table:number-columns-spanned="4" office:value-type="string">
            <text:p text:style-name="P234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235"/>
          </table:table-cell>
        </table:table-row>
        <table:table-row>
          <table:table-cell table:style-name="Table23.A1" table:number-columns-spanned="3" office:value-type="string">
            <text:p text:style-name="P234">Nombre caso de uso: <text:span text:style-name="T13">listar </text:span><text:span text:style-name="T45">préstamo</text:span><text:span text:style-name="T13"> por </text:span><text:span text:style-name="T47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234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234">Actor: usuario</text:p>
          </table:table-cell>
          <table:covered-table-cell/>
          <table:table-cell table:style-name="Table23.A1" table:number-columns-spanned="4" office:value-type="string">
            <text:p text:style-name="P23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34">Descripción:</text:p>
            <text:p text:style-name="P234"><text:span text:style-name="T13">listar </text:span><text:span text:style-name="T45">préstamo</text:span><text:span text:style-name="T13"> por </text:span><text:span text:style-name="T47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34">Pre-condiciones:</text:p>
            <text:p text:style-name="P234">estar logueado como usuario</text:p>
            <text:p text:style-name="P188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34">Post-condiciones: </text:p>
            <text:p text:style-name="P234">se <text:span text:style-name="T9">muestra lista de </text:span><text:span text:style-name="T45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234">Pasos realizados  (ruta principal):</text:p>
            <text:list text:style-name="L23">
              <text:list-item>
                <text:p text:style-name="P236">apartado <text:s/><text:span text:style-name="T45">préstamo</text:span></text:p>
              </text:list-item>
              <text:list-item>
                <text:p text:style-name="P237">entrar al apartado buscar</text:p>
              </text:list-item>
              <text:list-item>
                <text:p text:style-name="P236">presionar <text:span text:style-name="T5">listar</text:span> <text:span text:style-name="T45">préstamo</text:span> <text:span text:style-name="T13">por </text:span><text:span text:style-name="T47">fecha de préstamo</text:span></text:p>
              </text:list-item>
              <text:list-item>
                <text:p text:style-name="P238">ingresar <text:span text:style-name="T47">fecha de préstamo</text:span></text:p>
              </text:list-item>
              <text:list-item>
                <text:p text:style-name="P239">confirmar formulario</text:p>
              </text:list-item>
              <text:list-item>
                <text:p text:style-name="P240"><text:span text:style-name="T48">recuperar listado de </text:span><text:span text:style-name="T49">préstamo</text:span><text:span text:style-name="T48"> que coincida</text:span></text:p>
                <text:list>
                  <text:list-item>
                    <text:p text:style-name="P241">lista vacia</text:p>
                  </text:list-item>
                  <text:list-item>
                    <text:p text:style-name="P241">informar lista vacia</text:p>
                  </text:list-item>
                </text:list>
              </text:list-item>
              <text:list-item>
                <text:p text:style-name="P23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242">Información para los pasos:</text:p>
            <text:p text:style-name="P243">4. <text:span text:style-name="T50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23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4"/>
      <text:p text:style-name="P233"><text:bookmark text:name="docs-internal-guid-cf44289e-7fff-f5e7-ae53-7aa904d060b0 Copy 1 Copy 1 Copy 1 Copy 4 Copy 1 Copy 3 Copy 1"/></text:p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234">Sistema: sistema de prestamos</text:p>
          </table:table-cell>
          <table:table-cell table:style-name="Table24.A1" table:number-columns-spanned="4" office:value-type="string">
            <text:p text:style-name="P234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235"/>
          </table:table-cell>
        </table:table-row>
        <table:table-row>
          <table:table-cell table:style-name="Table24.A1" table:number-columns-spanned="3" office:value-type="string">
            <text:p text:style-name="P234">Nombre caso de uso: <text:span text:style-name="T13">listar </text:span><text:span text:style-name="T45">préstamo</text:span><text:span text:style-name="T13"> por </text:span><text:span text:style-name="T51">tasa de </text:span><text:span text:style-name="T47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234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234">Actor: usuario</text:p>
          </table:table-cell>
          <table:covered-table-cell/>
          <table:table-cell table:style-name="Table24.A1" table:number-columns-spanned="4" office:value-type="string">
            <text:p text:style-name="P23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34">Descripción:</text:p>
            <text:p text:style-name="P234"><text:span text:style-name="T13">listar </text:span><text:span text:style-name="T45">préstamo</text:span><text:span text:style-name="T13"> por </text:span><text:span text:style-name="T47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34">Pre-condiciones:</text:p>
            <text:p text:style-name="P234">estar logueado como usuario</text:p>
            <text:p text:style-name="P188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34">Post-condiciones: </text:p>
            <text:p text:style-name="P234">se <text:span text:style-name="T9">muestra lista de </text:span><text:span text:style-name="T45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234">Pasos realizados  (ruta principal):</text:p>
            <text:list text:style-name="L24">
              <text:list-item>
                <text:p text:style-name="P245">apartado <text:s/><text:span text:style-name="T45">préstamo</text:span></text:p>
              </text:list-item>
              <text:list-item>
                <text:p text:style-name="P246">entrar al apartado buscar</text:p>
              </text:list-item>
              <text:list-item>
                <text:p text:style-name="P245">presionar <text:span text:style-name="T5">listar</text:span> <text:span text:style-name="T45">préstamo</text:span> <text:span text:style-name="T13">por </text:span><text:span text:style-name="T47">interés</text:span></text:p>
              </text:list-item>
              <text:list-item>
                <text:p text:style-name="P247">ingresar <text:span text:style-name="T47">interés</text:span></text:p>
              </text:list-item>
              <text:list-item>
                <text:p text:style-name="P248">confirmar formulario</text:p>
              </text:list-item>
              <text:list-item>
                <text:p text:style-name="P249">validar datos</text:p>
                <text:list>
                  <text:list-item>
                    <text:p text:style-name="P249">datos invalidos</text:p>
                  </text:list-item>
                  <text:list-item>
                    <text:p text:style-name="P249">informar error</text:p>
                  </text:list-item>
                  <text:list-item>
                    <text:p text:style-name="P249">volver al formulario</text:p>
                  </text:list-item>
                </text:list>
              </text:list-item>
              <text:list-item>
                <text:p text:style-name="P247">recuperar listado de <text:span text:style-name="T45">préstamo</text:span> que coincida</text:p>
                <text:list>
                  <text:list-item>
                    <text:p text:style-name="P250">lista vacia</text:p>
                  </text:list-item>
                  <text:list-item>
                    <text:p text:style-name="P250">informar lista vacia</text:p>
                  </text:list-item>
                </text:list>
              </text:list-item>
              <text:list-item>
                <text:p text:style-name="P24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242">Información para los pasos:</text:p>
            <text:p text:style-name="P243">4. <text:span text:style-name="T51">tasa de </text:span><text:span text:style-name="T50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23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4"/>
      <text:p text:style-name="P251"><text:bookmark text:name="docs-internal-guid-cf44289e-7fff-f5e7-ae53-7aa904d060b0 Copy 1 Copy 1 Copy 1 Copy 4 Copy 1 Copy 3 Copy 1 Copy 1"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252">Sistema: sistema de prestamos</text:p>
          </table:table-cell>
          <table:table-cell table:style-name="Table25.A1" table:number-columns-spanned="4" office:value-type="string">
            <text:p text:style-name="P252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253"/>
          </table:table-cell>
        </table:table-row>
        <table:table-row>
          <table:table-cell table:style-name="Table25.A1" table:number-columns-spanned="3" office:value-type="string">
            <text:p text:style-name="P252">Nombre caso de uso: <text:span text:style-name="T13">listar </text:span><text:span text:style-name="T45">préstamo</text:span><text:span text:style-name="T13"> por</text:span><text:span text:style-name="T52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252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252">Actor: usuario</text:p>
          </table:table-cell>
          <table:covered-table-cell/>
          <table:table-cell table:style-name="Table25.A1" table:number-columns-spanned="4" office:value-type="string">
            <text:p text:style-name="P25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52">Descripción:</text:p>
            <text:p text:style-name="P252"><text:span text:style-name="T13">listar </text:span><text:span text:style-name="T45">préstamo</text:span><text:span text:style-name="T13"> por </text:span><text:span text:style-name="T52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52">Pre-condiciones:</text:p>
            <text:p text:style-name="P252">estar logueado como usuario</text:p>
            <text:p text:style-name="P188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52">Post-condiciones: </text:p>
            <text:p text:style-name="P252">se <text:span text:style-name="T9">muestra lista de </text:span><text:span text:style-name="T45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252">Pasos realizados  (ruta principal):</text:p>
            <text:list text:style-name="L25">
              <text:list-item>
                <text:p text:style-name="P254">apartado <text:s/><text:span text:style-name="T45">préstamo</text:span></text:p>
              </text:list-item>
              <text:list-item>
                <text:p text:style-name="P255">entrar al apartado buscar</text:p>
              </text:list-item>
              <text:list-item>
                <text:p text:style-name="P254">presionar <text:span text:style-name="T5">listar</text:span> <text:span text:style-name="T45">préstamo</text:span> <text:span text:style-name="T13">por </text:span><text:span text:style-name="T52">cuotas totales</text:span></text:p>
              </text:list-item>
              <text:list-item>
                <text:p text:style-name="P256">ingresar <text:span text:style-name="T52">cuotas totales</text:span></text:p>
              </text:list-item>
              <text:list-item>
                <text:p text:style-name="P257">confirmar formulario</text:p>
              </text:list-item>
              <text:list-item>
                <text:p text:style-name="P258">validar datos</text:p>
                <text:list>
                  <text:list-item>
                    <text:p text:style-name="P258">datos invalidos</text:p>
                  </text:list-item>
                  <text:list-item>
                    <text:p text:style-name="P258">informar error</text:p>
                  </text:list-item>
                  <text:list-item>
                    <text:p text:style-name="P258">volver al formulario</text:p>
                  </text:list-item>
                </text:list>
              </text:list-item>
              <text:list-item>
                <text:p text:style-name="P256">recuperar listado de <text:span text:style-name="T45">préstamo</text:span> que coincida</text:p>
                <text:list>
                  <text:list-item>
                    <text:p text:style-name="P259">lista vacia</text:p>
                  </text:list-item>
                  <text:list-item>
                    <text:p text:style-name="P259">informar lista vacia</text:p>
                  </text:list-item>
                </text:list>
              </text:list-item>
              <text:list-item>
                <text:p text:style-name="P25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260">Información para los pasos:</text:p>
            <text:p text:style-name="P261">4. <text:span text:style-name="T53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25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2"/>
      <text:p text:style-name="P251"><text:bookmark text:name="docs-internal-guid-cf44289e-7fff-f5e7-ae53-7aa904d060b0 Copy 1 Copy 1 Copy 1 Copy 4 Copy 1 Copy 3 Copy 1 Copy 1 Copy 1 Copy 1"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252">Sistema: sistema de prestamos</text:p>
          </table:table-cell>
          <table:table-cell table:style-name="Table27.A1" table:number-columns-spanned="4" office:value-type="string">
            <text:p text:style-name="P252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253"/>
          </table:table-cell>
        </table:table-row>
        <table:table-row>
          <table:table-cell table:style-name="Table27.A1" table:number-columns-spanned="3" office:value-type="string">
            <text:p text:style-name="P252">Nombre caso de uso: <text:span text:style-name="T13">listar </text:span><text:span text:style-name="T45">préstamo</text:span><text:span text:style-name="T13"> por</text:span><text:span text:style-name="T52"> cuotas </text:span><text:span text:style-name="T51">res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252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252">Actor: usuario</text:p>
          </table:table-cell>
          <table:covered-table-cell/>
          <table:table-cell table:style-name="Table27.A1" table:number-columns-spanned="4" office:value-type="string">
            <text:p text:style-name="P25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52">Descripción:</text:p>
            <text:p text:style-name="P252"><text:span text:style-name="T13">listar </text:span><text:span text:style-name="T45">préstamo</text:span><text:span text:style-name="T13"> por </text:span><text:span text:style-name="T52">cuotas falt</text:span><text:span text:style-name="T7">a</text:span><text:span text:style-name="T52">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52">Pre-condiciones:</text:p>
            <text:p text:style-name="P252">estar logueado como usuario</text:p>
            <text:p text:style-name="P188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52">Post-condiciones: </text:p>
            <text:p text:style-name="P252">se <text:span text:style-name="T9">muestra lista de </text:span><text:span text:style-name="T45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252">Pasos realizados  (ruta principal):</text:p>
            <text:list text:style-name="L26">
              <text:list-item>
                <text:p text:style-name="P263">apartado <text:s/><text:span text:style-name="T45">préstamo</text:span></text:p>
              </text:list-item>
              <text:list-item>
                <text:p text:style-name="P264">entrar al apartado buscar</text:p>
              </text:list-item>
              <text:list-item>
                <text:p text:style-name="P263">presionar <text:span text:style-name="T5">listar</text:span> <text:span text:style-name="T45">préstamo</text:span> <text:span text:style-name="T13">por </text:span><text:span text:style-name="T52">cuotas faltantes</text:span></text:p>
              </text:list-item>
              <text:list-item>
                <text:p text:style-name="P265">ingresar <text:span text:style-name="T52">cuotas faltantes</text:span></text:p>
              </text:list-item>
              <text:list-item>
                <text:p text:style-name="P266">confirmar formulario</text:p>
              </text:list-item>
              <text:list-item>
                <text:p text:style-name="P267">validar datos</text:p>
                <text:list>
                  <text:list-item>
                    <text:p text:style-name="P267">datos invalidos</text:p>
                  </text:list-item>
                  <text:list-item>
                    <text:p text:style-name="P267">informar error</text:p>
                  </text:list-item>
                  <text:list-item>
                    <text:p text:style-name="P267">volver al formulario</text:p>
                  </text:list-item>
                </text:list>
              </text:list-item>
              <text:list-item>
                <text:p text:style-name="P265">recuperar listado de <text:span text:style-name="T45">préstamo</text:span> que coincida</text:p>
                <text:list>
                  <text:list-item>
                    <text:p text:style-name="P268">lista vacia</text:p>
                  </text:list-item>
                  <text:list-item>
                    <text:p text:style-name="P268">informar lista vacia</text:p>
                  </text:list-item>
                </text:list>
              </text:list-item>
              <text:list-item>
                <text:p text:style-name="P26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260">Información para los pasos:</text:p>
            <text:p text:style-name="P261">4. <text:span text:style-name="T53">cuotas </text:span><text:span text:style-name="T54">res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25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28T19:12:38.861236901</dc:date>
    <meta:editing-duration>PT2H41M57S</meta:editing-duration>
    <meta:editing-cycles>50</meta:editing-cycles>
    <meta:generator>LibreOffice/25.2.3.2$Linux_X86_64 LibreOffice_project/520$Build-2</meta:generator>
    <meta:document-statistic meta:table-count="26" meta:image-count="0" meta:object-count="0" meta:page-count="26" meta:paragraph-count="776" meta:word-count="2814" meta:character-count="19246" meta:non-whitespace-character-count="16732"/>
  </office:meta>
</office:document-meta>
</file>